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page" style:column-width="3.175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EZ_202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ce1"/>
        <table:table-column table:style-name="co11" table:number-columns-repeated="3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993" table:default-cell-style-name="ce1"/>
        <table:table-column table:style-name="co14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Dezembr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08466.79" table:style-name="ce14">
            <text:p><text:s/>208.466,79<text:s/></text:p>
          </table:table-cell>
          <table:table-cell office:value-type="float" office:value="3694503.67" table:style-name="ce14">
            <text:p><text:s/>3.694.503,67<text:s/></text:p>
          </table:table-cell>
          <table:table-cell office:value-type="float" office:value="78038976.049999997" table:style-name="ce14">
            <text:p><text:s/>78.038.976,05<text:s/></text:p>
          </table:table-cell>
          <table:table-cell office:value-type="float" office:value="187878.47" table:style-name="ce14">
            <text:p><text:s/>187.878,47<text:s/></text:p>
          </table:table-cell>
          <table:table-cell office:value-type="float" office:value="112278461.78" table:style-name="ce14">
            <text:p><text:s/>112.278.461,78<text:s/></text:p>
          </table:table-cell>
          <table:table-cell office:value-type="float" office:value="76937168.549999997" table:style-name="ce14">
            <text:p><text:s/>76.937.168,55<text:s/></text:p>
          </table:table-cell>
          <table:table-cell office:value-type="float" office:value="3803651.73" table:style-name="ce14">
            <text:p><text:s/>3.803.651,73<text:s/></text:p>
          </table:table-cell>
          <table:table-cell office:value-type="float" office:value="158916290.50999999" table:style-name="ce14">
            <text:p><text:s/>158.916.290,51<text:s/></text:p>
          </table:table-cell>
          <table:table-cell office:value-type="float" office:value="36564519.240000002" table:style-name="ce14">
            <text:p><text:s/>36.564.519,24<text:s/></text:p>
          </table:table-cell>
          <table:table-cell office:value-type="float" office:value="1861474.71" table:style-name="ce14">
            <text:p><text:s/>1.861.474,71<text:s/></text:p>
          </table:table-cell>
          <table:table-cell office:value-type="float" office:value="145532872.38999999" table:style-name="ce14">
            <text:p><text:s/>145.532.872,39<text:s/></text:p>
          </table:table-cell>
          <table:table-cell office:value-type="float" office:value="233138.37" table:style-name="ce14">
            <text:p><text:s/>233.138,37<text:s/></text:p>
          </table:table-cell>
          <table:table-cell office:value-type="float" office:value="4789832.66" table:style-name="ce14">
            <text:p><text:s/>4.789.832,66<text:s/></text:p>
          </table:table-cell>
          <table:table-cell office:value-type="float" office:value="7687025.9699999997" table:style-name="ce14">
            <text:p><text:s/>7.687.025,97<text:s/></text:p>
          </table:table-cell>
          <table:table-cell office:value-type="float" office:value="8841252.5800000001" table:style-name="ce14">
            <text:p><text:s/>8.841.252,58<text:s/></text:p>
          </table:table-cell>
          <table:table-cell office:value-type="float" office:value="144173231.5" table:style-name="ce14">
            <text:p><text:s/>144.173.231,50<text:s/></text:p>
          </table:table-cell>
          <table:table-cell office:value-type="float" office:value="6771.44" table:style-name="ce14">
            <text:p><text:s/>6.771,44<text:s/></text:p>
          </table:table-cell>
          <table:table-cell office:value-type="float" office:value="400291292.23000002" table:style-name="ce14">
            <text:p><text:s/>400.291.292,23<text:s/></text:p>
          </table:table-cell>
          <table:table-cell office:value-type="float" office:value="266902472.5" table:style-name="ce14">
            <text:p><text:s/>266.902.472,50<text:s/></text:p>
          </table:table-cell>
          <table:table-cell office:value-type="float" office:value="647175.73" table:style-name="ce14">
            <text:p><text:s/>647.175,73<text:s/></text:p>
          </table:table-cell>
          <table:table-cell office:value-type="float" office:value="11159.61" table:style-name="ce14">
            <text:p><text:s/>11.159,61<text:s/></text:p>
          </table:table-cell>
          <table:table-cell office:value-type="float" office:value="3946.96" table:style-name="ce14">
            <text:p><text:s/>3.946,96<text:s/></text:p>
          </table:table-cell>
          <table:table-cell office:value-type="float" office:value="129962600" table:style-name="ce14">
            <text:p><text:s/>129.962.600,00<text:s/></text:p>
          </table:table-cell>
          <table:table-cell office:value-type="float" office:value="967243738.57000005" table:style-name="ce14">
            <text:p><text:s/>967.243.738,57<text:s/></text:p>
          </table:table-cell>
          <table:table-cell office:value-type="float" office:value="10968.17" table:style-name="ce14">
            <text:p><text:s/>10.968,17<text:s/></text:p>
          </table:table-cell>
          <table:table-cell office:value-type="float" office:value="2099633875.49" table:style-name="ce14">
            <text:p><text:s/>2.099.633.875,49<text:s/></text:p>
          </table:table-cell>
          <table:table-cell office:value-type="float" office:value="157.52000000000001" table:style-name="ce14">
            <text:p><text:s/>157,52<text:s/></text:p>
          </table:table-cell>
          <table:table-cell office:value-type="float" office:value="4648462903.1900005" table:style-name="ce15">
            <text:p><text:s/>4.648.462.903,1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6">
            <text:p>-00<text:s/></text:p>
          </table:table-cell>
          <table:table-cell office:value-type="float" office:value="1583.38" table:style-name="ce16">
            <text:p><text:s/>1.583,38<text:s/></text:p>
          </table:table-cell>
          <table:table-cell office:value-type="float" office:value="30.75" table:style-name="ce16">
            <text:p><text:s/>30,75<text:s/></text:p>
          </table:table-cell>
          <table:table-cell office:value-type="float" office:value="12.13" table:style-name="ce16">
            <text:p><text:s/>12,13<text:s/></text:p>
          </table:table-cell>
          <table:table-cell office:value-type="float" office:value="-444.95" table:style-name="ce16">
            <text:p>-444,95<text:s/></text:p>
          </table:table-cell>
          <table:table-cell office:value-type="float" office:value="-33.590000000000003" table:style-name="ce16">
            <text:p>-33,59<text:s/></text:p>
          </table:table-cell>
          <table:table-cell office:value-type="float" office:value="318.81" table:style-name="ce16">
            <text:p><text:s/>318,81<text:s/></text:p>
          </table:table-cell>
          <table:table-cell office:value-type="float" office:value="-86.81" table:style-name="ce16">
            <text:p>-86,81<text:s/></text:p>
          </table:table-cell>
          <table:table-cell office:value-type="float" office:value="1986.36" table:style-name="ce16">
            <text:p><text:s/>1.986,36<text:s/></text:p>
          </table:table-cell>
          <table:table-cell office:value-type="float" office:value="5275.95" table:style-name="ce16">
            <text:p><text:s/>5.275,95<text:s/></text:p>
          </table:table-cell>
          <table:table-cell office:value-type="float" office:value="-1592.66" table:style-name="ce16">
            <text:p>-1.592,66<text:s/></text:p>
          </table:table-cell>
          <table:table-cell office:value-type="float" office:value="247.02" table:style-name="ce16">
            <text:p><text:s/>247,02<text:s/></text:p>
          </table:table-cell>
          <table:table-cell office:value-type="float" office:value="227.99" table:style-name="ce16">
            <text:p><text:s/>227,99<text:s/></text:p>
          </table:table-cell>
          <table:table-cell office:value-type="float" office:value="6368.54" table:style-name="ce16">
            <text:p><text:s/>6.368,54<text:s/></text:p>
          </table:table-cell>
          <table:table-cell office:value-type="float" office:value="-1530.74" table:style-name="ce16">
            <text:p>-1.530,74<text:s/></text:p>
          </table:table-cell>
          <table:table-cell office:value-type="float" office:value="6273.33" table:style-name="ce16">
            <text:p><text:s/>6.273,33<text:s/></text:p>
          </table:table-cell>
          <table:table-cell office:value-type="float" office:value="-2.91" table:style-name="ce16">
            <text:p>-2,91<text:s/></text:p>
          </table:table-cell>
          <table:table-cell office:value-type="float" office:value="1464.95" table:style-name="ce16">
            <text:p><text:s/>1.464,95<text:s/></text:p>
          </table:table-cell>
          <table:table-cell office:value-type="float" office:value="4689.92" table:style-name="ce16">
            <text:p><text:s/>4.689,92<text:s/></text:p>
          </table:table-cell>
          <table:table-cell office:value-type="float" office:value="-8.59" table:style-name="ce16">
            <text:p>-8,59<text:s/></text:p>
          </table:table-cell>
          <table:table-cell office:value-type="float" office:value="-30.6" table:style-name="ce16">
            <text:p>-30,6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7198.94" table:style-name="ce16">
            <text:p><text:s/>7.198,94<text:s/></text:p>
          </table:table-cell>
          <table:table-cell office:value-type="float" office:value="10987.16" table:style-name="ce16">
            <text:p><text:s/>10.987,16<text:s/></text:p>
          </table:table-cell>
          <table:table-cell office:value-type="float" office:value="-1.1599999999999999" table:style-name="ce16">
            <text:p>-1,16<text:s/></text:p>
          </table:table-cell>
          <table:table-cell office:value-type="float" office:value="720661.81" table:style-name="ce16">
            <text:p><text:s/>720.661,81<text:s/></text:p>
          </table:table-cell>
          <table:table-cell office:value-type="float" office:value="1594.09" table:style-name="ce16">
            <text:p><text:s/>1.594,09<text:s/></text:p>
          </table:table-cell>
          <table:table-cell office:value-type="float" office:value="765189.12" table:style-name="ce17">
            <text:p><text:s/>765.189,1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585478.41" table:style-name="ce16">
            <text:p><text:s/>585.478,41<text:s/></text:p>
          </table:table-cell>
          <table:table-cell office:value-type="float" office:value="8195339.5499999998" table:style-name="ce16">
            <text:p><text:s/>8.195.339,55<text:s/></text:p>
          </table:table-cell>
          <table:table-cell office:value-type="float" office:value="13066618.140000001" table:style-name="ce16">
            <text:p><text:s/>13.066.618,14<text:s/></text:p>
          </table:table-cell>
          <table:table-cell office:value-type="float" office:value="349895.3" table:style-name="ce16">
            <text:p><text:s/>349.895,30<text:s/></text:p>
          </table:table-cell>
          <table:table-cell office:value-type="float" office:value="195854910.74000001" table:style-name="ce16">
            <text:p><text:s/>195.854.910,74<text:s/></text:p>
          </table:table-cell>
          <table:table-cell office:value-type="float" office:value="80346621.879999995" table:style-name="ce16">
            <text:p><text:s/>80.346.621,88<text:s/></text:p>
          </table:table-cell>
          <table:table-cell office:value-type="float" office:value="4624693.91" table:style-name="ce16">
            <text:p><text:s/>4.624.693,91<text:s/></text:p>
          </table:table-cell>
          <table:table-cell office:value-type="float" office:value="290307890.44" table:style-name="ce16">
            <text:p><text:s/>290.307.890,44<text:s/></text:p>
          </table:table-cell>
          <table:table-cell office:value-type="float" office:value="43059464.960000001" table:style-name="ce16">
            <text:p><text:s/>43.059.464,96<text:s/></text:p>
          </table:table-cell>
          <table:table-cell office:value-type="float" office:value="4956897.63" table:style-name="ce16">
            <text:p><text:s/>4.956.897,63<text:s/></text:p>
          </table:table-cell>
          <table:table-cell office:value-type="float" office:value="693118277.25" table:style-name="ce16">
            <text:p><text:s/>693.118.277,25<text:s/></text:p>
          </table:table-cell>
          <table:table-cell office:value-type="float" office:value="10244908.529999999" table:style-name="ce16">
            <text:p><text:s/>10.244.908,53<text:s/></text:p>
          </table:table-cell>
          <table:table-cell office:value-type="float" office:value="12461890.789999999" table:style-name="ce16">
            <text:p><text:s/>12.461.890,79<text:s/></text:p>
          </table:table-cell>
          <table:table-cell office:value-type="float" office:value="21570559.329999998" table:style-name="ce16">
            <text:p><text:s/>21.570.559,33<text:s/></text:p>
          </table:table-cell>
          <table:table-cell office:value-type="float" office:value="11250753.84" table:style-name="ce16">
            <text:p><text:s/>11.250.753,84<text:s/></text:p>
          </table:table-cell>
          <table:table-cell office:value-type="float" office:value="166965304.31999999" table:style-name="ce16">
            <text:p><text:s/>166.965.304,32<text:s/></text:p>
          </table:table-cell>
          <table:table-cell office:value-type="float" office:value="5786257.5599999996" table:style-name="ce16">
            <text:p><text:s/>5.786.257,56<text:s/></text:p>
          </table:table-cell>
          <table:table-cell office:value-type="float" office:value="388877966.73000002" table:style-name="ce16">
            <text:p><text:s/>388.877.966,73<text:s/></text:p>
          </table:table-cell>
          <table:table-cell office:value-type="float" office:value="329800289.19999999" table:style-name="ce16">
            <text:p><text:s/>329.800.289,20<text:s/></text:p>
          </table:table-cell>
          <table:table-cell office:value-type="float" office:value="6817877.5700000003" table:style-name="ce16">
            <text:p><text:s/>6.817.877,57<text:s/></text:p>
          </table:table-cell>
          <table:table-cell office:value-type="float" office:value="4934042.93" table:style-name="ce16">
            <text:p><text:s/>4.934.042,93<text:s/></text:p>
          </table:table-cell>
          <table:table-cell office:value-type="float" office:value="62854.17" table:style-name="ce16">
            <text:p><text:s/>62.854,17<text:s/></text:p>
          </table:table-cell>
          <table:table-cell office:value-type="float" office:value="499806397.48000002" table:style-name="ce16">
            <text:p><text:s/>499.806.397,48<text:s/></text:p>
          </table:table-cell>
          <table:table-cell office:value-type="float" office:value="812444608" table:style-name="ce16">
            <text:p><text:s/>812.444.608,00<text:s/></text:p>
          </table:table-cell>
          <table:table-cell office:value-type="float" office:value="9407006.2100000009" table:style-name="ce16">
            <text:p><text:s/>9.407.006,21<text:s/></text:p>
          </table:table-cell>
          <table:table-cell office:value-type="float" office:value="2811848095.3099999" table:style-name="ce16">
            <text:p><text:s/>2.811.848.095,31<text:s/></text:p>
          </table:table-cell>
          <table:table-cell office:value-type="float" office:value="3715701.63" table:style-name="ce16">
            <text:p><text:s/>3.715.701,63<text:s/></text:p>
          </table:table-cell>
          <table:table-cell office:value-type="float" office:value="6430460601.8100004" table:style-name="ce17">
            <text:p><text:s/>6.430.460.601,8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7877.88" table:style-name="ce16">
            <text:p><text:s/>17.877,8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72379.56" table:style-name="ce16">
            <text:p><text:s/>72.379,5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58141166.13999999" table:style-name="ce16">
            <text:p><text:s/>358.141.166,14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448.54" table:style-name="ce16">
            <text:p><text:s/>4.448,54<text:s/></text:p>
          </table:table-cell>
          <table:table-cell office:value-type="float" office:value="2837516.74" table:style-name="ce16">
            <text:p><text:s/>2.837.516,74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20.69" table:style-name="ce16">
            <text:p><text:s/>320,6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13335009.33" table:style-name="ce16">
            <text:p><text:s/>113.335.009,33<text:s/></text:p>
          </table:table-cell>
          <table:table-cell office:value-type="float" office:value="2337.5700000000002" table:style-name="ce16">
            <text:p><text:s/>2.337,5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226807.95" table:style-name="ce16">
            <text:p><text:s/>1.226.807,9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75637864.39999998" table:style-name="ce17">
            <text:p><text:s/>475.637.864,4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33840.47" table:style-name="ce16">
            <text:p><text:s/>133.840,47<text:s/></text:p>
          </table:table-cell>
          <table:table-cell office:value-type="float" office:value="726541.9" table:style-name="ce16">
            <text:p><text:s/>726.541,90<text:s/></text:p>
          </table:table-cell>
          <table:table-cell office:value-type="float" office:value="2785245.74" table:style-name="ce16">
            <text:p><text:s/>2.785.245,74<text:s/></text:p>
          </table:table-cell>
          <table:table-cell office:value-type="float" office:value="363.14" table:style-name="ce16">
            <text:p><text:s/>363,14<text:s/></text:p>
          </table:table-cell>
          <table:table-cell office:value-type="float" office:value="23497198.359999999" table:style-name="ce16">
            <text:p><text:s/>23.497.198,36<text:s/></text:p>
          </table:table-cell>
          <table:table-cell office:value-type="float" office:value="15070373.119999999" table:style-name="ce16">
            <text:p><text:s/>15.070.373,12<text:s/></text:p>
          </table:table-cell>
          <table:table-cell office:value-type="float" office:value="1389556.5" table:style-name="ce16">
            <text:p><text:s/>1.389.556,50<text:s/></text:p>
          </table:table-cell>
          <table:table-cell office:value-type="float" office:value="1181339.6299999999" table:style-name="ce16">
            <text:p><text:s/>1.181.339,63<text:s/></text:p>
          </table:table-cell>
          <table:table-cell office:value-type="float" office:value="10210615.050000001" table:style-name="ce16">
            <text:p><text:s/>10.210.615,05<text:s/></text:p>
          </table:table-cell>
          <table:table-cell office:value-type="float" office:value="3799173.2" table:style-name="ce16">
            <text:p><text:s/>3.799.173,20<text:s/></text:p>
          </table:table-cell>
          <table:table-cell office:value-type="float" office:value="43132603.579999998" table:style-name="ce16">
            <text:p><text:s/>43.132.603,58<text:s/></text:p>
          </table:table-cell>
          <table:table-cell office:value-type="float" office:value="79899.75" table:style-name="ce16">
            <text:p><text:s/>79.899,75<text:s/></text:p>
          </table:table-cell>
          <table:table-cell office:value-type="float" office:value="5248892.17" table:style-name="ce16">
            <text:p><text:s/>5.248.892,17<text:s/></text:p>
          </table:table-cell>
          <table:table-cell office:value-type="float" office:value="2130925.5499999998" table:style-name="ce16">
            <text:p><text:s/>2.130.925,55<text:s/></text:p>
          </table:table-cell>
          <table:table-cell office:value-type="float" office:value="3905007.3" table:style-name="ce16">
            <text:p><text:s/>3.905.007,30<text:s/></text:p>
          </table:table-cell>
          <table:table-cell office:value-type="float" office:value="31342048.760000002" table:style-name="ce16">
            <text:p><text:s/>31.342.048,76<text:s/></text:p>
          </table:table-cell>
          <table:table-cell office:value-type="float" office:value="2855243.46" table:style-name="ce16">
            <text:p><text:s/>2.855.243,46<text:s/></text:p>
          </table:table-cell>
          <table:table-cell office:value-type="float" office:value="6631412.79" table:style-name="ce16">
            <text:p><text:s/>6.631.412,79<text:s/></text:p>
          </table:table-cell>
          <table:table-cell office:value-type="float" office:value="22410488.789999999" table:style-name="ce16">
            <text:p><text:s/>22.410.488,79<text:s/></text:p>
          </table:table-cell>
          <table:table-cell office:value-type="float" office:value="1267540.8600000001" table:style-name="ce16">
            <text:p><text:s/>1.267.540,86<text:s/></text:p>
          </table:table-cell>
          <table:table-cell office:value-type="float" office:value="132620.60999999999" table:style-name="ce16">
            <text:p><text:s/>132.620,61<text:s/></text:p>
          </table:table-cell>
          <table:table-cell office:value-type="float" office:value="335.42" table:style-name="ce16">
            <text:p><text:s/>335,42<text:s/></text:p>
          </table:table-cell>
          <table:table-cell office:value-type="float" office:value="25997207.5" table:style-name="ce16">
            <text:p><text:s/>25.997.207,50<text:s/></text:p>
          </table:table-cell>
          <table:table-cell office:value-type="float" office:value="18018880.690000001" table:style-name="ce16">
            <text:p><text:s/>18.018.880,69<text:s/></text:p>
          </table:table-cell>
          <table:table-cell office:value-type="float" office:value="2198016.5699999998" table:style-name="ce16">
            <text:p><text:s/>2.198.016,57<text:s/></text:p>
          </table:table-cell>
          <table:table-cell office:value-type="float" office:value="76023417.209999993" table:style-name="ce16">
            <text:p><text:s/>76.023.417,21<text:s/></text:p>
          </table:table-cell>
          <table:table-cell office:value-type="float" office:value="274492.07" table:style-name="ce16">
            <text:p><text:s/>274.492,07<text:s/></text:p>
          </table:table-cell>
          <table:table-cell office:value-type="float" office:value="300443280.19" table:style-name="ce17">
            <text:p><text:s/>300.443.280,1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4120.5" table:style-name="ce16">
            <text:p><text:s/>14.120,50<text:s/></text:p>
          </table:table-cell>
          <table:table-cell office:value-type="float" office:value="5838.45" table:style-name="ce16">
            <text:p><text:s/>5.838,45<text:s/></text:p>
          </table:table-cell>
          <table:table-cell office:value-type="float" office:value="28525.31" table:style-name="ce16">
            <text:p><text:s/>28.525,3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5520.45" table:style-name="ce16">
            <text:p><text:s/>5.520,45<text:s/></text:p>
          </table:table-cell>
          <table:table-cell office:value-type="float" office:value="12496.59" table:style-name="ce16">
            <text:p><text:s/>12.496,59<text:s/></text:p>
          </table:table-cell>
          <table:table-cell office:value-type="float" office:value="6062.57" table:style-name="ce16">
            <text:p><text:s/>6.062,57<text:s/></text:p>
          </table:table-cell>
          <table:table-cell office:value-type="float" office:value="17072842.350000001" table:style-name="ce16">
            <text:p><text:s/>17.072.842,35<text:s/></text:p>
          </table:table-cell>
          <table:table-cell office:value-type="float" office:value="33752.79" table:style-name="ce16">
            <text:p><text:s/>33.752,79<text:s/></text:p>
          </table:table-cell>
          <table:table-cell office:value-type="float" office:value="19200.150000000001" table:style-name="ce16">
            <text:p><text:s/>19.200,15<text:s/></text:p>
          </table:table-cell>
          <table:table-cell office:value-type="float" office:value="32511.8" table:style-name="ce16">
            <text:p><text:s/>32.511,8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5343.629999999997" table:style-name="ce16">
            <text:p><text:s/>35.343,63<text:s/></text:p>
          </table:table-cell>
          <table:table-cell office:value-type="float" office:value="6018.29" table:style-name="ce16">
            <text:p><text:s/>6.018,29<text:s/></text:p>
          </table:table-cell>
          <table:table-cell office:value-type="float" office:value="12480837.199999999" table:style-name="ce16">
            <text:p><text:s/>12.480.837,20<text:s/></text:p>
          </table:table-cell>
          <table:table-cell office:value-type="float" office:value="4383.4799999999996" table:style-name="ce16">
            <text:p><text:s/>4.383,48<text:s/></text:p>
          </table:table-cell>
          <table:table-cell office:value-type="float" office:value="29784748.420000002" table:style-name="ce16">
            <text:p><text:s/>29.784.748,42<text:s/></text:p>
          </table:table-cell>
          <table:table-cell office:value-type="float" office:value="28939918.890000001" table:style-name="ce16">
            <text:p><text:s/>28.939.918,89<text:s/></text:p>
          </table:table-cell>
          <table:table-cell office:value-type="float" office:value="13309.97" table:style-name="ce16">
            <text:p><text:s/>13.309,97<text:s/></text:p>
          </table:table-cell>
          <table:table-cell office:value-type="float" office:value="27690.91" table:style-name="ce16">
            <text:p><text:s/>27.690,9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5072.400000000001" table:style-name="ce16">
            <text:p><text:s/>25.072,40<text:s/></text:p>
          </table:table-cell>
          <table:table-cell office:value-type="float" office:value="31769465.649999999" table:style-name="ce16">
            <text:p><text:s/>31.769.465,65<text:s/></text:p>
          </table:table-cell>
          <table:table-cell office:value-type="float" office:value="5564.24" table:style-name="ce16">
            <text:p><text:s/>5.564,24<text:s/></text:p>
          </table:table-cell>
          <table:table-cell office:value-type="float" office:value="208894874.05000001" table:style-name="ce16">
            <text:p><text:s/>208.894.874,05<text:s/></text:p>
          </table:table-cell>
          <table:table-cell office:value-type="float" office:value="2829.67" table:style-name="ce16">
            <text:p><text:s/>2.829,67<text:s/></text:p>
          </table:table-cell>
          <table:table-cell office:value-type="float" office:value="329220927.76000005" table:style-name="ce17">
            <text:p><text:s/>329.220.927,7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77608.63" table:style-name="ce16">
            <text:p><text:s/>377.608,63<text:s/></text:p>
          </table:table-cell>
          <table:table-cell office:value-type="float" office:value="55019.58" table:style-name="ce16">
            <text:p><text:s/>55.019,58<text:s/></text:p>
          </table:table-cell>
          <table:table-cell office:value-type="float" office:value="7517546.6399999997" table:style-name="ce16">
            <text:p><text:s/>7.517.546,64<text:s/></text:p>
          </table:table-cell>
          <table:table-cell office:value-type="float" office:value="2058.59" table:style-name="ce16">
            <text:p><text:s/>2.058,59<text:s/></text:p>
          </table:table-cell>
          <table:table-cell office:value-type="float" office:value="84641732.989999995" table:style-name="ce16">
            <text:p><text:s/>84.641.732,99<text:s/></text:p>
          </table:table-cell>
          <table:table-cell office:value-type="float" office:value="32842811.760000002" table:style-name="ce16">
            <text:p><text:s/>32.842.811,76<text:s/></text:p>
          </table:table-cell>
          <table:table-cell office:value-type="float" office:value="882351.85" table:style-name="ce16">
            <text:p><text:s/>882.351,85<text:s/></text:p>
          </table:table-cell>
          <table:table-cell office:value-type="float" office:value="175857570.19999999" table:style-name="ce16">
            <text:p><text:s/>175.857.570,20<text:s/></text:p>
          </table:table-cell>
          <table:table-cell office:value-type="float" office:value="2929420.95" table:style-name="ce16">
            <text:p><text:s/>2.929.420,95<text:s/></text:p>
          </table:table-cell>
          <table:table-cell office:value-type="float" office:value="213176.28" table:style-name="ce16">
            <text:p><text:s/>213.176,28<text:s/></text:p>
          </table:table-cell>
          <table:table-cell office:value-type="float" office:value="83172717.879999995" table:style-name="ce16">
            <text:p><text:s/>83.172.717,88<text:s/></text:p>
          </table:table-cell>
          <table:table-cell office:value-type="float" office:value="425873.7" table:style-name="ce16">
            <text:p><text:s/>425.873,70<text:s/></text:p>
          </table:table-cell>
          <table:table-cell office:value-type="float" office:value="2164569.33" table:style-name="ce16">
            <text:p><text:s/>2.164.569,33<text:s/></text:p>
          </table:table-cell>
          <table:table-cell office:value-type="float" office:value="5411818.1699999999" table:style-name="ce16">
            <text:p><text:s/>5.411.818,17<text:s/></text:p>
          </table:table-cell>
          <table:table-cell office:value-type="float" office:value="2572360.92" table:style-name="ce16">
            <text:p><text:s/>2.572.360,92<text:s/></text:p>
          </table:table-cell>
          <table:table-cell office:value-type="float" office:value="65052930.18" table:style-name="ce16">
            <text:p><text:s/>65.052.930,18<text:s/></text:p>
          </table:table-cell>
          <table:table-cell office:value-type="float" office:value="13485.51" table:style-name="ce16">
            <text:p><text:s/>13.485,51<text:s/></text:p>
          </table:table-cell>
          <table:table-cell office:value-type="float" office:value="172034730.18000001" table:style-name="ce16">
            <text:p><text:s/>172.034.730,18<text:s/></text:p>
          </table:table-cell>
          <table:table-cell office:value-type="float" office:value="147045826.24000001" table:style-name="ce16">
            <text:p><text:s/>147.045.826,24<text:s/></text:p>
          </table:table-cell>
          <table:table-cell office:value-type="float" office:value="440552.29" table:style-name="ce16">
            <text:p><text:s/>440.552,2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2968.03" table:style-name="ce16">
            <text:p><text:s/>12.968,03<text:s/></text:p>
          </table:table-cell>
          <table:table-cell office:value-type="float" office:value="147091356.12" table:style-name="ce16">
            <text:p><text:s/>147.091.356,12<text:s/></text:p>
          </table:table-cell>
          <table:table-cell office:value-type="float" office:value="488037789.97000003" table:style-name="ce16">
            <text:p><text:s/>488.037.789,97<text:s/></text:p>
          </table:table-cell>
          <table:table-cell office:value-type="float" office:value="42238.83" table:style-name="ce16">
            <text:p><text:s/>42.238,83<text:s/></text:p>
          </table:table-cell>
          <table:table-cell office:value-type="float" office:value="870930603.32000005" table:style-name="ce16">
            <text:p><text:s/>870.930.603,3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289769118.1399999" table:style-name="ce17">
            <text:p><text:s/>2.289.769.118,14<text:s/></text:p>
          </table:table-cell>
          <table:table-cell table:number-columns-repeated="16355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59908.810000000005" table:style-name="ce16">
            <text:p><text:s/>59.908,81<text:s/></text:p>
          </table:table-cell>
          <table:table-cell office:value-type="float" office:value="7407939.6200000001" table:style-name="ce16">
            <text:p><text:s/>7.407.939,62<text:s/></text:p>
          </table:table-cell>
          <table:table-cell office:value-type="float" office:value="2735300.45" table:style-name="ce16">
            <text:p><text:s/>2.735.300,45<text:s/></text:p>
          </table:table-cell>
          <table:table-cell office:value-type="float" office:value="347473.56999999995" table:style-name="ce16">
            <text:p><text:s/>347.473,57<text:s/></text:p>
          </table:table-cell>
          <table:table-cell office:value-type="float" office:value="87692581.060000002" table:style-name="ce16">
            <text:p><text:s/>87.692.581,06<text:s/></text:p>
          </table:table-cell>
          <table:table-cell office:value-type="float" office:value="32420940.410000004" table:style-name="ce16">
            <text:p><text:s/>32.420.940,41<text:s/></text:p>
          </table:table-cell>
          <table:table-cell office:value-type="float" office:value="2346722.9899999998" table:style-name="ce16">
            <text:p><text:s/>2.346.722,99<text:s/></text:p>
          </table:table-cell>
          <table:table-cell office:value-type="float" office:value="96196138.26000002" table:style-name="ce16">
            <text:p><text:s/>96.196.138,26<text:s/></text:p>
          </table:table-cell>
          <table:table-cell office:value-type="float" office:value="29813296.609999999" table:style-name="ce16">
            <text:p><text:s/>29.813.296,61<text:s/></text:p>
          </table:table-cell>
          <table:table-cell office:value-type="float" office:value="925348" table:style-name="ce16">
            <text:p><text:s/>925.348,00<text:s/></text:p>
          </table:table-cell>
          <table:table-cell office:value-type="float" office:value="208639277.85000002" table:style-name="ce16">
            <text:p><text:s/>208.639.277,85<text:s/></text:p>
          </table:table-cell>
          <table:table-cell office:value-type="float" office:value="9739135.0800000001" table:style-name="ce16">
            <text:p><text:s/>9.739.135,08<text:s/></text:p>
          </table:table-cell>
          <table:table-cell office:value-type="float" office:value="5048429.29" table:style-name="ce16">
            <text:p><text:s/>5.048.429,29<text:s/></text:p>
          </table:table-cell>
          <table:table-cell office:value-type="float" office:value="13992471.98" table:style-name="ce16">
            <text:p><text:s/>13.992.471,98<text:s/></text:p>
          </table:table-cell>
          <table:table-cell office:value-type="float" office:value="4767367.33" table:style-name="ce16">
            <text:p><text:s/>4.767.367,33<text:s/></text:p>
          </table:table-cell>
          <table:table-cell office:value-type="float" office:value="58089488.18" table:style-name="ce16">
            <text:p><text:s/>58.089.488,18<text:s/></text:p>
          </table:table-cell>
          <table:table-cell office:value-type="float" office:value="2913145.11" table:style-name="ce16">
            <text:p><text:s/>2.913.145,11<text:s/></text:p>
          </table:table-cell>
          <table:table-cell office:value-type="float" office:value="180422626.79999998" table:style-name="ce16">
            <text:p><text:s/>180.422.626,80<text:s/></text:p>
          </table:table-cell>
          <table:table-cell office:value-type="float" office:value="128566538.53999999" table:style-name="ce16">
            <text:p><text:s/>128.566.538,54<text:s/></text:p>
          </table:table-cell>
          <table:table-cell office:value-type="float" office:value="5096474.45" table:style-name="ce16">
            <text:p><text:s/>5.096.474,45<text:s/></text:p>
          </table:table-cell>
          <table:table-cell office:value-type="float" office:value="4773410.72" table:style-name="ce16">
            <text:p><text:s/>4.773.410,72<text:s/></text:p>
          </table:table-cell>
          <table:table-cell office:value-type="float" office:value="49550.720000000008" table:style-name="ce16">
            <text:p><text:s/>49.550,72<text:s/></text:p>
          </table:table-cell>
          <table:table-cell office:value-type="float" office:value="213357752.13" table:style-name="ce16">
            <text:p><text:s/>213.357.752,13<text:s/></text:p>
          </table:table-cell>
          <table:table-cell office:value-type="float" office:value="274616134.12" table:style-name="ce16">
            <text:p><text:s/>274.616.134,12<text:s/></text:p>
          </table:table-cell>
          <table:table-cell office:value-type="float" office:value="7161186.5700000003" table:style-name="ce16">
            <text:p><text:s/>7.161.186,57<text:s/></text:p>
          </table:table-cell>
          <table:table-cell office:value-type="float" office:value="1654772392.78" table:style-name="ce16">
            <text:p><text:s/>1.654.772.392,78<text:s/></text:p>
          </table:table-cell>
          <table:table-cell office:value-type="float" office:value="3438379.89" table:style-name="ce16">
            <text:p><text:s/>3.438.379,89<text:s/></text:p>
          </table:table-cell>
          <table:table-cell office:value-type="float" office:value="3035389411.3199997" table:style-name="ce17">
            <text:p><text:s/>3.035.389.411,3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9549768.640000001" table:style-name="ce16">
            <text:p><text:s/>29.549.768,64<text:s/></text:p>
          </table:table-cell>
          <table:table-cell office:value-type="float" office:value="96691482.430000007" table:style-name="ce16">
            <text:p><text:s/>96.691.482,43<text:s/></text:p>
          </table:table-cell>
          <table:table-cell office:value-type="float" office:value="788230851.79999995" table:style-name="ce16">
            <text:p><text:s/>788.230.851,80<text:s/></text:p>
          </table:table-cell>
          <table:table-cell office:value-type="float" office:value="20298575.829999998" table:style-name="ce16">
            <text:p><text:s/>20.298.575,83<text:s/></text:p>
          </table:table-cell>
          <table:table-cell office:value-type="float" office:value="532703636.32999998" table:style-name="ce16">
            <text:p><text:s/>532.703.636,33<text:s/></text:p>
          </table:table-cell>
          <table:table-cell office:value-type="float" office:value="442148600.83999997" table:style-name="ce16">
            <text:p><text:s/>442.148.600,84<text:s/></text:p>
          </table:table-cell>
          <table:table-cell office:value-type="float" office:value="5870112549.8199997" table:style-name="ce16">
            <text:p><text:s/>5.870.112.549,82<text:s/></text:p>
          </table:table-cell>
          <table:table-cell office:value-type="float" office:value="396518389.02999997" table:style-name="ce16">
            <text:p><text:s/>396.518.389,03<text:s/></text:p>
          </table:table-cell>
          <table:table-cell office:value-type="float" office:value="469133097" table:style-name="ce16">
            <text:p><text:s/>469.133.097,00<text:s/></text:p>
          </table:table-cell>
          <table:table-cell office:value-type="float" office:value="148220295.84" table:style-name="ce16">
            <text:p><text:s/>148.220.295,84<text:s/></text:p>
          </table:table-cell>
          <table:table-cell office:value-type="float" office:value="2351454272.9299998" table:style-name="ce16">
            <text:p><text:s/>2.351.454.272,93<text:s/></text:p>
          </table:table-cell>
          <table:table-cell office:value-type="float" office:value="214471588.68000001" table:style-name="ce16">
            <text:p><text:s/>214.471.588,68<text:s/></text:p>
          </table:table-cell>
          <table:table-cell office:value-type="float" office:value="280092699.00999999" table:style-name="ce16">
            <text:p><text:s/>280.092.699,01<text:s/></text:p>
          </table:table-cell>
          <table:table-cell office:value-type="float" office:value="266948201.90000001" table:style-name="ce16">
            <text:p><text:s/>266.948.201,90<text:s/></text:p>
          </table:table-cell>
          <table:table-cell office:value-type="float" office:value="181973812.97" table:style-name="ce16">
            <text:p><text:s/>181.973.812,97<text:s/></text:p>
          </table:table-cell>
          <table:table-cell office:value-type="float" office:value="466761062.81" table:style-name="ce16">
            <text:p><text:s/>466.761.062,81<text:s/></text:p>
          </table:table-cell>
          <table:table-cell office:value-type="float" office:value="103252636.7" table:style-name="ce16">
            <text:p><text:s/>103.252.636,70<text:s/></text:p>
          </table:table-cell>
          <table:table-cell office:value-type="float" office:value="1471502989.97" table:style-name="ce16">
            <text:p><text:s/>1.471.502.989,97<text:s/></text:p>
          </table:table-cell>
          <table:table-cell office:value-type="float" office:value="7331818284.4799995" table:style-name="ce16">
            <text:p><text:s/>7.331.818.284,48<text:s/></text:p>
          </table:table-cell>
          <table:table-cell office:value-type="float" office:value="152040832.52000001" table:style-name="ce16">
            <text:p><text:s/>152.040.832,52<text:s/></text:p>
          </table:table-cell>
          <table:table-cell office:value-type="float" office:value="90612856.620000005" table:style-name="ce16">
            <text:p><text:s/>90.612.856,62<text:s/></text:p>
          </table:table-cell>
          <table:table-cell office:value-type="float" office:value="26488067.539999999" table:style-name="ce16">
            <text:p><text:s/>26.488.067,54<text:s/></text:p>
          </table:table-cell>
          <table:table-cell office:value-type="float" office:value="1608097315.21" table:style-name="ce16">
            <text:p><text:s/>1.608.097.315,21<text:s/></text:p>
          </table:table-cell>
          <table:table-cell office:value-type="float" office:value="1141470593.8399999" table:style-name="ce16">
            <text:p><text:s/>1.141.470.593,84<text:s/></text:p>
          </table:table-cell>
          <table:table-cell office:value-type="float" office:value="93117656.879999995" table:style-name="ce16">
            <text:p><text:s/>93.117.656,88<text:s/></text:p>
          </table:table-cell>
          <table:table-cell office:value-type="float" office:value="18417907072.919998" table:style-name="ce16">
            <text:p><text:s/>18.417.907.072,92<text:s/></text:p>
          </table:table-cell>
          <table:table-cell office:value-type="float" office:value="56394978.689999998" table:style-name="ce16">
            <text:p><text:s/>56.394.978,69<text:s/></text:p>
          </table:table-cell>
          <table:table-cell office:value-type="float" office:value="43048012171.229996" table:style-name="ce17">
            <text:p><text:s/>43.048.012.171,2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446056.0599999996" table:style-name="ce16">
            <text:p><text:s/>6.446.056,06<text:s/></text:p>
          </table:table-cell>
          <table:table-cell office:value-type="float" office:value="23103843.350000001" table:style-name="ce16">
            <text:p><text:s/>23.103.843,35<text:s/></text:p>
          </table:table-cell>
          <table:table-cell office:value-type="float" office:value="26051114.280000001" table:style-name="ce16">
            <text:p><text:s/>26.051.114,28<text:s/></text:p>
          </table:table-cell>
          <table:table-cell office:value-type="float" office:value="5717968.1699999999" table:style-name="ce16">
            <text:p><text:s/>5.717.968,17<text:s/></text:p>
          </table:table-cell>
          <table:table-cell office:value-type="float" office:value="112792955.87" table:style-name="ce16">
            <text:p><text:s/>112.792.955,87<text:s/></text:p>
          </table:table-cell>
          <table:table-cell office:value-type="float" office:value="54706523.850000001" table:style-name="ce16">
            <text:p><text:s/>54.706.523,85<text:s/></text:p>
          </table:table-cell>
          <table:table-cell office:value-type="float" office:value="85880510.609999999" table:style-name="ce16">
            <text:p><text:s/>85.880.510,61<text:s/></text:p>
          </table:table-cell>
          <table:table-cell office:value-type="float" office:value="44579168.270000003" table:style-name="ce16">
            <text:p><text:s/>44.579.168,27<text:s/></text:p>
          </table:table-cell>
          <table:table-cell office:value-type="float" office:value="96017578.870000005" table:style-name="ce16">
            <text:p><text:s/>96.017.578,87<text:s/></text:p>
          </table:table-cell>
          <table:table-cell office:value-type="float" office:value="39681704.43" table:style-name="ce16">
            <text:p><text:s/>39.681.704,43<text:s/></text:p>
          </table:table-cell>
          <table:table-cell office:value-type="float" office:value="348679072.54000002" table:style-name="ce16">
            <text:p><text:s/>348.679.072,54<text:s/></text:p>
          </table:table-cell>
          <table:table-cell office:value-type="float" office:value="45604847.18" table:style-name="ce16">
            <text:p><text:s/>45.604.847,18<text:s/></text:p>
          </table:table-cell>
          <table:table-cell office:value-type="float" office:value="51924109.670000002" table:style-name="ce16">
            <text:p><text:s/>51.924.109,67<text:s/></text:p>
          </table:table-cell>
          <table:table-cell office:value-type="float" office:value="39838425.68" table:style-name="ce16">
            <text:p><text:s/>39.838.425,68<text:s/></text:p>
          </table:table-cell>
          <table:table-cell office:value-type="float" office:value="50808025.869999997" table:style-name="ce16">
            <text:p><text:s/>50.808.025,87<text:s/></text:p>
          </table:table-cell>
          <table:table-cell office:value-type="float" office:value="71998176" table:style-name="ce16">
            <text:p><text:s/>71.998.176,00<text:s/></text:p>
          </table:table-cell>
          <table:table-cell office:value-type="float" office:value="27008970.940000001" table:style-name="ce16">
            <text:p><text:s/>27.008.970,94<text:s/></text:p>
          </table:table-cell>
          <table:table-cell office:value-type="float" office:value="199694017.37" table:style-name="ce16">
            <text:p><text:s/>199.694.017,37<text:s/></text:p>
          </table:table-cell>
          <table:table-cell office:value-type="float" office:value="479620782.32999998" table:style-name="ce16">
            <text:p><text:s/>479.620.782,33<text:s/></text:p>
          </table:table-cell>
          <table:table-cell office:value-type="float" office:value="30168999.460000001" table:style-name="ce16">
            <text:p><text:s/>30.168.999,46<text:s/></text:p>
          </table:table-cell>
          <table:table-cell office:value-type="float" office:value="32931917.210000001" table:style-name="ce16">
            <text:p><text:s/>32.931.917,21<text:s/></text:p>
          </table:table-cell>
          <table:table-cell office:value-type="float" office:value="5161719.04" table:style-name="ce16">
            <text:p><text:s/>5.161.719,04<text:s/></text:p>
          </table:table-cell>
          <table:table-cell office:value-type="float" office:value="247377482.09" table:style-name="ce16">
            <text:p><text:s/>247.377.482,09<text:s/></text:p>
          </table:table-cell>
          <table:table-cell office:value-type="float" office:value="121710454.59999999" table:style-name="ce16">
            <text:p><text:s/>121.710.454,60<text:s/></text:p>
          </table:table-cell>
          <table:table-cell office:value-type="float" office:value="23150094.129999999" table:style-name="ce16">
            <text:p><text:s/>23.150.094,13<text:s/></text:p>
          </table:table-cell>
          <table:table-cell office:value-type="float" office:value="1581519196.6700001" table:style-name="ce16">
            <text:p><text:s/>1.581.519.196,67<text:s/></text:p>
          </table:table-cell>
          <table:table-cell office:value-type="float" office:value="12109382.99" table:style-name="ce16">
            <text:p><text:s/>12.109.382,99<text:s/></text:p>
          </table:table-cell>
          <table:table-cell office:value-type="float" office:value="3864283097.5299997" table:style-name="ce17">
            <text:p><text:s/>3.864.283.097,5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0374754.220000001" table:style-name="ce16">
            <text:p><text:s/>10.374.754,22<text:s/></text:p>
          </table:table-cell>
          <table:table-cell office:value-type="float" office:value="29881709.719999999" table:style-name="ce16">
            <text:p><text:s/>29.881.709,72<text:s/></text:p>
          </table:table-cell>
          <table:table-cell office:value-type="float" office:value="625992807.25999999" table:style-name="ce16">
            <text:p><text:s/>625.992.807,26<text:s/></text:p>
          </table:table-cell>
          <table:table-cell office:value-type="float" office:value="6964375.5300000003" table:style-name="ce16">
            <text:p><text:s/>6.964.375,53<text:s/></text:p>
          </table:table-cell>
          <table:table-cell office:value-type="float" office:value="205432973.53" table:style-name="ce16">
            <text:p><text:s/>205.432.973,53<text:s/></text:p>
          </table:table-cell>
          <table:table-cell office:value-type="float" office:value="161603476.40000001" table:style-name="ce16">
            <text:p><text:s/>161.603.476,40<text:s/></text:p>
          </table:table-cell>
          <table:table-cell office:value-type="float" office:value="517064570.66000003" table:style-name="ce16">
            <text:p><text:s/>517.064.570,66<text:s/></text:p>
          </table:table-cell>
          <table:table-cell office:value-type="float" office:value="208900437.44" table:style-name="ce16">
            <text:p><text:s/>208.900.437,44<text:s/></text:p>
          </table:table-cell>
          <table:table-cell office:value-type="float" office:value="212083278.22" table:style-name="ce16">
            <text:p><text:s/>212.083.278,22<text:s/></text:p>
          </table:table-cell>
          <table:table-cell office:value-type="float" office:value="53815547" table:style-name="ce16">
            <text:p><text:s/>53.815.547,00<text:s/></text:p>
          </table:table-cell>
          <table:table-cell office:value-type="float" office:value="1093610904.1400001" table:style-name="ce16">
            <text:p><text:s/>1.093.610.904,14<text:s/></text:p>
          </table:table-cell>
          <table:table-cell office:value-type="float" office:value="101522024.51000001" table:style-name="ce16">
            <text:p><text:s/>101.522.024,51<text:s/></text:p>
          </table:table-cell>
          <table:table-cell office:value-type="float" office:value="116703818.89" table:style-name="ce16">
            <text:p><text:s/>116.703.818,89<text:s/></text:p>
          </table:table-cell>
          <table:table-cell office:value-type="float" office:value="114156438.66" table:style-name="ce16">
            <text:p><text:s/>114.156.438,66<text:s/></text:p>
          </table:table-cell>
          <table:table-cell office:value-type="float" office:value="47574067.280000001" table:style-name="ce16">
            <text:p><text:s/>47.574.067,28<text:s/></text:p>
          </table:table-cell>
          <table:table-cell office:value-type="float" office:value="180656141.13999999" table:style-name="ce16">
            <text:p><text:s/>180.656.141,14<text:s/></text:p>
          </table:table-cell>
          <table:table-cell office:value-type="float" office:value="40337806.969999999" table:style-name="ce16">
            <text:p><text:s/>40.337.806,97<text:s/></text:p>
          </table:table-cell>
          <table:table-cell office:value-type="float" office:value="730791800.10000002" table:style-name="ce16">
            <text:p><text:s/>730.791.800,10<text:s/></text:p>
          </table:table-cell>
          <table:table-cell office:value-type="float" office:value="2599692635.5799999" table:style-name="ce16">
            <text:p><text:s/>2.599.692.635,58<text:s/></text:p>
          </table:table-cell>
          <table:table-cell office:value-type="float" office:value="58461256.299999997" table:style-name="ce16">
            <text:p><text:s/>58.461.256,30<text:s/></text:p>
          </table:table-cell>
          <table:table-cell office:value-type="float" office:value="24954290.670000002" table:style-name="ce16">
            <text:p><text:s/>24.954.290,67<text:s/></text:p>
          </table:table-cell>
          <table:table-cell office:value-type="float" office:value="10020521.52" table:style-name="ce16">
            <text:p><text:s/>10.020.521,52<text:s/></text:p>
          </table:table-cell>
          <table:table-cell office:value-type="float" office:value="690218874.03999996" table:style-name="ce16">
            <text:p><text:s/>690.218.874,04<text:s/></text:p>
          </table:table-cell>
          <table:table-cell office:value-type="float" office:value="610561006.23000002" table:style-name="ce16">
            <text:p><text:s/>610.561.006,23<text:s/></text:p>
          </table:table-cell>
          <table:table-cell office:value-type="float" office:value="31473993.77" table:style-name="ce16">
            <text:p><text:s/>31.473.993,77<text:s/></text:p>
          </table:table-cell>
          <table:table-cell office:value-type="float" office:value="5645530703.8800001" table:style-name="ce16">
            <text:p><text:s/>5.645.530.703,88<text:s/></text:p>
          </table:table-cell>
          <table:table-cell office:value-type="float" office:value="26688415.899999999" table:style-name="ce16">
            <text:p><text:s/>26.688.415,90<text:s/></text:p>
          </table:table-cell>
          <table:table-cell office:value-type="float" office:value="14155068629.559999" table:style-name="ce17">
            <text:p><text:s/>14.155.068.629,5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8170.73" table:style-name="ce16">
            <text:p><text:s/>8.170,7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15761.07" table:style-name="ce16">
            <text:p><text:s/>315.761,0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469220.19" table:style-name="ce16">
            <text:p><text:s/>3.469.220,19<text:s/></text:p>
          </table:table-cell>
          <table:table-cell office:value-type="float" office:value="28732207.510000002" table:style-name="ce16">
            <text:p><text:s/>28.732.207,51<text:s/></text:p>
          </table:table-cell>
          <table:table-cell office:value-type="float" office:value="69480088.230000004" table:style-name="ce16">
            <text:p><text:s/>69.480.088,23<text:s/></text:p>
          </table:table-cell>
          <table:table-cell office:value-type="float" office:value="8811661.9399999995" table:style-name="ce16">
            <text:p><text:s/>8.811.661,94<text:s/></text:p>
          </table:table-cell>
          <table:table-cell office:value-type="float" office:value="1392538.74" table:style-name="ce16">
            <text:p><text:s/>1.392.538,74<text:s/></text:p>
          </table:table-cell>
          <table:table-cell office:value-type="float" office:value="117" table:style-name="ce16">
            <text:p><text:s/>117,00<text:s/></text:p>
          </table:table-cell>
          <table:table-cell office:value-type="float" office:value="9585359.4000000004" table:style-name="ce16">
            <text:p><text:s/>9.585.359,40<text:s/></text:p>
          </table:table-cell>
          <table:table-cell office:value-type="float" office:value="21182.93" table:style-name="ce16">
            <text:p><text:s/>21.182,93<text:s/></text:p>
          </table:table-cell>
          <table:table-cell office:value-type="float" office:value="138246.74" table:style-name="ce16">
            <text:p><text:s/>138.246,74<text:s/></text:p>
          </table:table-cell>
          <table:table-cell office:value-type="float" office:value="11838141.93" table:style-name="ce16">
            <text:p><text:s/>11.838.141,93<text:s/></text:p>
          </table:table-cell>
          <table:table-cell office:value-type="float" office:value="7027.34" table:style-name="ce16">
            <text:p><text:s/>7.027,34<text:s/></text:p>
          </table:table-cell>
          <table:table-cell office:value-type="float" office:value="511771.66" table:style-name="ce16">
            <text:p><text:s/>511.771,6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8727754.370000001" table:style-name="ce16">
            <text:p><text:s/>18.727.754,37<text:s/></text:p>
          </table:table-cell>
          <table:table-cell office:value-type="float" office:value="142470991.22999999" table:style-name="ce16">
            <text:p><text:s/>142.470.991,23<text:s/></text:p>
          </table:table-cell>
          <table:table-cell office:value-type="float" office:value="56148.42" table:style-name="ce16">
            <text:p><text:s/>56.148,42<text:s/></text:p>
          </table:table-cell>
          <table:table-cell office:value-type="float" office:value="204489.43" table:style-name="ce16">
            <text:p><text:s/>204.489,43<text:s/></text:p>
          </table:table-cell>
          <table:table-cell office:value-type="float" office:value="894.81" table:style-name="ce16">
            <text:p><text:s/>894,81<text:s/></text:p>
          </table:table-cell>
          <table:table-cell office:value-type="float" office:value="38927977.369999997" table:style-name="ce16">
            <text:p><text:s/>38.927.977,37<text:s/></text:p>
          </table:table-cell>
          <table:table-cell office:value-type="float" office:value="2035233.52" table:style-name="ce16">
            <text:p><text:s/>2.035.233,52<text:s/></text:p>
          </table:table-cell>
          <table:table-cell office:value-type="float" office:value="3103896.98" table:style-name="ce16">
            <text:p><text:s/>3.103.896,98<text:s/></text:p>
          </table:table-cell>
          <table:table-cell office:value-type="float" office:value="505300433.50999999" table:style-name="ce16">
            <text:p><text:s/>505.300.433,51<text:s/></text:p>
          </table:table-cell>
          <table:table-cell office:value-type="float" office:value="60050.58" table:style-name="ce16">
            <text:p><text:s/>60.050,58<text:s/></text:p>
          </table:table-cell>
          <table:table-cell office:value-type="float" office:value="845199365.63" table:style-name="ce17">
            <text:p><text:s/>845.199.365,6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0366583.489999998" table:style-name="ce16">
            <text:p><text:s/>10.366.583,49<text:s/></text:p>
          </table:table-cell>
          <table:table-cell office:value-type="float" office:value="29881709.719999999" table:style-name="ce16">
            <text:p><text:s/>29.881.709,72<text:s/></text:p>
          </table:table-cell>
          <table:table-cell office:value-type="float" office:value="625677046.19000006" table:style-name="ce16">
            <text:p><text:s/>625.677.046,19<text:s/></text:p>
          </table:table-cell>
          <table:table-cell office:value-type="float" office:value="6964375.5299999993" table:style-name="ce16">
            <text:p><text:s/>6.964.375,53<text:s/></text:p>
          </table:table-cell>
          <table:table-cell office:value-type="float" office:value="201963753.33999997" table:style-name="ce16">
            <text:p><text:s/>201.963.753,34<text:s/></text:p>
          </table:table-cell>
          <table:table-cell office:value-type="float" office:value="132871268.89000002" table:style-name="ce16">
            <text:p><text:s/>132.871.268,89<text:s/></text:p>
          </table:table-cell>
          <table:table-cell office:value-type="float" office:value="447584482.43000007" table:style-name="ce16">
            <text:p><text:s/>447.584.482,43<text:s/></text:p>
          </table:table-cell>
          <table:table-cell office:value-type="float" office:value="200088775.50000003" table:style-name="ce16">
            <text:p><text:s/>200.088.775,50<text:s/></text:p>
          </table:table-cell>
          <table:table-cell office:value-type="float" office:value="210690739.47999999" table:style-name="ce16">
            <text:p><text:s/>210.690.739,48<text:s/></text:p>
          </table:table-cell>
          <table:table-cell office:value-type="float" office:value="53815430" table:style-name="ce16">
            <text:p><text:s/>53.815.430,00<text:s/></text:p>
          </table:table-cell>
          <table:table-cell office:value-type="float" office:value="1084025544.74" table:style-name="ce16">
            <text:p><text:s/>1.084.025.544,74<text:s/></text:p>
          </table:table-cell>
          <table:table-cell office:value-type="float" office:value="101500841.57999998" table:style-name="ce16">
            <text:p><text:s/>101.500.841,58<text:s/></text:p>
          </table:table-cell>
          <table:table-cell office:value-type="float" office:value="116565572.14999999" table:style-name="ce16">
            <text:p><text:s/>116.565.572,15<text:s/></text:p>
          </table:table-cell>
          <table:table-cell office:value-type="float" office:value="102318296.73000002" table:style-name="ce16">
            <text:p><text:s/>102.318.296,73<text:s/></text:p>
          </table:table-cell>
          <table:table-cell office:value-type="float" office:value="47567039.93999999" table:style-name="ce16">
            <text:p><text:s/>47.567.039,94<text:s/></text:p>
          </table:table-cell>
          <table:table-cell office:value-type="float" office:value="180144369.47999999" table:style-name="ce16">
            <text:p><text:s/>180.144.369,48<text:s/></text:p>
          </table:table-cell>
          <table:table-cell office:value-type="float" office:value="40337806.969999999" table:style-name="ce16">
            <text:p><text:s/>40.337.806,97<text:s/></text:p>
          </table:table-cell>
          <table:table-cell office:value-type="float" office:value="712064045.73000002" table:style-name="ce16">
            <text:p><text:s/>712.064.045,73<text:s/></text:p>
          </table:table-cell>
          <table:table-cell office:value-type="float" office:value="2457221644.3499999" table:style-name="ce16">
            <text:p><text:s/>2.457.221.644,35<text:s/></text:p>
          </table:table-cell>
          <table:table-cell office:value-type="float" office:value="58405107.880000003" table:style-name="ce16">
            <text:p><text:s/>58.405.107,88<text:s/></text:p>
          </table:table-cell>
          <table:table-cell office:value-type="float" office:value="24749801.239999998" table:style-name="ce16">
            <text:p><text:s/>24.749.801,24<text:s/></text:p>
          </table:table-cell>
          <table:table-cell office:value-type="float" office:value="10019626.709999999" table:style-name="ce16">
            <text:p><text:s/>10.019.626,71<text:s/></text:p>
          </table:table-cell>
          <table:table-cell office:value-type="float" office:value="651290896.67000008" table:style-name="ce16">
            <text:p><text:s/>651.290.896,67<text:s/></text:p>
          </table:table-cell>
          <table:table-cell office:value-type="float" office:value="608525772.70999992" table:style-name="ce16">
            <text:p><text:s/>608.525.772,71<text:s/></text:p>
          </table:table-cell>
          <table:table-cell office:value-type="float" office:value="28370096.789999999" table:style-name="ce16">
            <text:p><text:s/>28.370.096,79<text:s/></text:p>
          </table:table-cell>
          <table:table-cell office:value-type="float" office:value="5140230270.3699999" table:style-name="ce16">
            <text:p><text:s/>5.140.230.270,37<text:s/></text:p>
          </table:table-cell>
          <table:table-cell office:value-type="float" office:value="26628365.32" table:style-name="ce16">
            <text:p><text:s/>26.628.365,32<text:s/></text:p>
          </table:table-cell>
          <table:table-cell office:value-type="float" office:value="13309869263.93" table:style-name="ce17">
            <text:p><text:s/>13.309.869.263,9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2728958.359999999" table:style-name="ce16">
            <text:p><text:s/>12.728.958,36<text:s/></text:p>
          </table:table-cell>
          <table:table-cell office:value-type="float" office:value="43705929.359999999" table:style-name="ce16">
            <text:p><text:s/>43.705.929,36<text:s/></text:p>
          </table:table-cell>
          <table:table-cell office:value-type="float" office:value="136186930.25999999" table:style-name="ce16">
            <text:p><text:s/>136.186.930,26<text:s/></text:p>
          </table:table-cell>
          <table:table-cell office:value-type="float" office:value="7616232.1299999999" table:style-name="ce16">
            <text:p><text:s/>7.616.232,13<text:s/></text:p>
          </table:table-cell>
          <table:table-cell office:value-type="float" office:value="214477706.93000001" table:style-name="ce16">
            <text:p><text:s/>214.477.706,93<text:s/></text:p>
          </table:table-cell>
          <table:table-cell office:value-type="float" office:value="225838600.59" table:style-name="ce16">
            <text:p><text:s/>225.838.600,59<text:s/></text:p>
          </table:table-cell>
          <table:table-cell office:value-type="float" office:value="5267167468.5500002" table:style-name="ce16">
            <text:p><text:s/>5.267.167.468,55<text:s/></text:p>
          </table:table-cell>
          <table:table-cell office:value-type="float" office:value="143038783.31999999" table:style-name="ce16">
            <text:p><text:s/>143.038.783,32<text:s/></text:p>
          </table:table-cell>
          <table:table-cell office:value-type="float" office:value="161032239.91" table:style-name="ce16">
            <text:p><text:s/>161.032.239,91<text:s/></text:p>
          </table:table-cell>
          <table:table-cell office:value-type="float" office:value="54723044.409999996" table:style-name="ce16">
            <text:p><text:s/>54.723.044,41<text:s/></text:p>
          </table:table-cell>
          <table:table-cell office:value-type="float" office:value="909164296.25" table:style-name="ce16">
            <text:p><text:s/>909.164.296,25<text:s/></text:p>
          </table:table-cell>
          <table:table-cell office:value-type="float" office:value="67344716.989999995" table:style-name="ce16">
            <text:p><text:s/>67.344.716,99<text:s/></text:p>
          </table:table-cell>
          <table:table-cell office:value-type="float" office:value="111464770.45" table:style-name="ce16">
            <text:p><text:s/>111.464.770,45<text:s/></text:p>
          </table:table-cell>
          <table:table-cell office:value-type="float" office:value="112953337.56" table:style-name="ce16">
            <text:p><text:s/>112.953.337,56<text:s/></text:p>
          </table:table-cell>
          <table:table-cell office:value-type="float" office:value="83591719.819999993" table:style-name="ce16">
            <text:p><text:s/>83.591.719,82<text:s/></text:p>
          </table:table-cell>
          <table:table-cell office:value-type="float" office:value="214106745.66999999" table:style-name="ce16">
            <text:p><text:s/>214.106.745,67<text:s/></text:p>
          </table:table-cell>
          <table:table-cell office:value-type="float" office:value="35905858.789999999" table:style-name="ce16">
            <text:p><text:s/>35.905.858,79<text:s/></text:p>
          </table:table-cell>
          <table:table-cell office:value-type="float" office:value="541017172.5" table:style-name="ce16">
            <text:p><text:s/>541.017.172,50<text:s/></text:p>
          </table:table-cell>
          <table:table-cell office:value-type="float" office:value="4252504866.5700002" table:style-name="ce16">
            <text:p><text:s/>4.252.504.866,57<text:s/></text:p>
          </table:table-cell>
          <table:table-cell office:value-type="float" office:value="63410576.759999998" table:style-name="ce16">
            <text:p><text:s/>63.410.576,76<text:s/></text:p>
          </table:table-cell>
          <table:table-cell office:value-type="float" office:value="32726648.739999998" table:style-name="ce16">
            <text:p><text:s/>32.726.648,74<text:s/></text:p>
          </table:table-cell>
          <table:table-cell office:value-type="float" office:value="11305826.98" table:style-name="ce16">
            <text:p><text:s/>11.305.826,98<text:s/></text:p>
          </table:table-cell>
          <table:table-cell office:value-type="float" office:value="670500959.08000004" table:style-name="ce16">
            <text:p><text:s/>670.500.959,08<text:s/></text:p>
          </table:table-cell>
          <table:table-cell office:value-type="float" office:value="409199133.00999999" table:style-name="ce16">
            <text:p><text:s/>409.199.133,01<text:s/></text:p>
          </table:table-cell>
          <table:table-cell office:value-type="float" office:value="38493568.979999997" table:style-name="ce16">
            <text:p><text:s/>38.493.568,98<text:s/></text:p>
          </table:table-cell>
          <table:table-cell office:value-type="float" office:value="11190857172.370001" table:style-name="ce16">
            <text:p><text:s/>11.190.857.172,37<text:s/></text:p>
          </table:table-cell>
          <table:table-cell office:value-type="float" office:value="17597179.800000001" table:style-name="ce16">
            <text:p><text:s/>17.597.179,80<text:s/></text:p>
          </table:table-cell>
          <table:table-cell office:value-type="float" office:value="25028660444.139999" table:style-name="ce17">
            <text:p><text:s/>25.028.660.444,1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10323214.58" table:style-name="ce16">
            <text:p><text:s/>10.323.214,58<text:s/></text:p>
          </table:table-cell>
          <table:table-cell office:value-type="float" office:value="39484295.200000003" table:style-name="ce16">
            <text:p><text:s/>39.484.295,20<text:s/></text:p>
          </table:table-cell>
          <table:table-cell office:value-type="float" office:value="85115998.75" table:style-name="ce16">
            <text:p><text:s/>85.115.998,75<text:s/></text:p>
          </table:table-cell>
          <table:table-cell office:value-type="float" office:value="6556106.7699999996" table:style-name="ce16">
            <text:p><text:s/>6.556.106,77<text:s/></text:p>
          </table:table-cell>
          <table:table-cell office:value-type="float" office:value="172871753.53999999" table:style-name="ce16">
            <text:p><text:s/>172.871.753,54<text:s/></text:p>
          </table:table-cell>
          <table:table-cell office:value-type="float" office:value="146206979.18000001" table:style-name="ce16">
            <text:p><text:s/>146.206.979,18<text:s/></text:p>
          </table:table-cell>
          <table:table-cell office:value-type="float" office:value="3982037642.1399999" table:style-name="ce16">
            <text:p><text:s/>3.982.037.642,14<text:s/></text:p>
          </table:table-cell>
          <table:table-cell office:value-type="float" office:value="93514799.159999996" table:style-name="ce16">
            <text:p><text:s/>93.514.799,16<text:s/></text:p>
          </table:table-cell>
          <table:table-cell office:value-type="float" office:value="133651759.03" table:style-name="ce16">
            <text:p><text:s/>133.651.759,03<text:s/></text:p>
          </table:table-cell>
          <table:table-cell office:value-type="float" office:value="49352743.539999999" table:style-name="ce16">
            <text:p><text:s/>49.352.743,54<text:s/></text:p>
          </table:table-cell>
          <table:table-cell office:value-type="float" office:value="559514509.63999999" table:style-name="ce16">
            <text:p><text:s/>559.514.509,64<text:s/></text:p>
          </table:table-cell>
          <table:table-cell office:value-type="float" office:value="54027379.18" table:style-name="ce16">
            <text:p><text:s/>54.027.379,18<text:s/></text:p>
          </table:table-cell>
          <table:table-cell office:value-type="float" office:value="83488957.819999993" table:style-name="ce16">
            <text:p><text:s/>83.488.957,82<text:s/></text:p>
          </table:table-cell>
          <table:table-cell office:value-type="float" office:value="93148428.219999999" table:style-name="ce16">
            <text:p><text:s/>93.148.428,22<text:s/></text:p>
          </table:table-cell>
          <table:table-cell office:value-type="float" office:value="71542280.450000003" table:style-name="ce16">
            <text:p><text:s/>71.542.280,45<text:s/></text:p>
          </table:table-cell>
          <table:table-cell office:value-type="float" office:value="179738308.78" table:style-name="ce16">
            <text:p><text:s/>179.738.308,78<text:s/></text:p>
          </table:table-cell>
          <table:table-cell office:value-type="float" office:value="32218483.719999999" table:style-name="ce16">
            <text:p><text:s/>32.218.483,72<text:s/></text:p>
          </table:table-cell>
          <table:table-cell office:value-type="float" office:value="386656441.05000001" table:style-name="ce16">
            <text:p><text:s/>386.656.441,05<text:s/></text:p>
          </table:table-cell>
          <table:table-cell office:value-type="float" office:value="1541682901.27" table:style-name="ce16">
            <text:p><text:s/>1.541.682.901,27<text:s/></text:p>
          </table:table-cell>
          <table:table-cell office:value-type="float" office:value="57775301.329999998" table:style-name="ce16">
            <text:p><text:s/>57.775.301,33<text:s/></text:p>
          </table:table-cell>
          <table:table-cell office:value-type="float" office:value="27409279.620000001" table:style-name="ce16">
            <text:p><text:s/>27.409.279,62<text:s/></text:p>
          </table:table-cell>
          <table:table-cell office:value-type="float" office:value="9759883.4100000001" table:style-name="ce16">
            <text:p><text:s/>9.759.883,41<text:s/></text:p>
          </table:table-cell>
          <table:table-cell office:value-type="float" office:value="464220730.25" table:style-name="ce16">
            <text:p><text:s/>464.220.730,25<text:s/></text:p>
          </table:table-cell>
          <table:table-cell office:value-type="float" office:value="273488620.56999999" table:style-name="ce16">
            <text:p><text:s/>273.488.620,57<text:s/></text:p>
          </table:table-cell>
          <table:table-cell office:value-type="float" office:value="33536431.859999999" table:style-name="ce16">
            <text:p><text:s/>33.536.431,86<text:s/></text:p>
          </table:table-cell>
          <table:table-cell office:value-type="float" office:value="3326872520.3899999" table:style-name="ce16">
            <text:p><text:s/>3.326.872.520,39<text:s/></text:p>
          </table:table-cell>
          <table:table-cell office:value-type="float" office:value="15612096.289999999" table:style-name="ce16">
            <text:p><text:s/>15.612.096,29<text:s/></text:p>
          </table:table-cell>
          <table:table-cell office:value-type="float" office:value="11929807845.74" table:style-name="ce17">
            <text:p><text:s/>11.929.807.845,7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20023.94" table:style-name="ce16">
            <text:p><text:s/>520.023,94<text:s/></text:p>
          </table:table-cell>
          <table:table-cell office:value-type="float" office:value="1061114.5" table:style-name="ce16">
            <text:p><text:s/>1.061.114,50<text:s/></text:p>
          </table:table-cell>
          <table:table-cell office:value-type="float" office:value="8266633.3799999999" table:style-name="ce16">
            <text:p><text:s/>8.266.633,38<text:s/></text:p>
          </table:table-cell>
          <table:table-cell office:value-type="float" office:value="99618.85" table:style-name="ce16">
            <text:p><text:s/>99.618,85<text:s/></text:p>
          </table:table-cell>
          <table:table-cell office:value-type="float" office:value="14370158.359999999" table:style-name="ce16">
            <text:p><text:s/>14.370.158,36<text:s/></text:p>
          </table:table-cell>
          <table:table-cell office:value-type="float" office:value="21593875.25" table:style-name="ce16">
            <text:p><text:s/>21.593.875,25<text:s/></text:p>
          </table:table-cell>
          <table:table-cell office:value-type="float" office:value="487622198.31999999" table:style-name="ce16">
            <text:p><text:s/>487.622.198,32<text:s/></text:p>
          </table:table-cell>
          <table:table-cell office:value-type="float" office:value="10117011.970000001" table:style-name="ce16">
            <text:p><text:s/>10.117.011,97<text:s/></text:p>
          </table:table-cell>
          <table:table-cell office:value-type="float" office:value="8131537.3799999999" table:style-name="ce16">
            <text:p><text:s/>8.131.537,38<text:s/></text:p>
          </table:table-cell>
          <table:table-cell office:value-type="float" office:value="1108763.69" table:style-name="ce16">
            <text:p><text:s/>1.108.763,69<text:s/></text:p>
          </table:table-cell>
          <table:table-cell office:value-type="float" office:value="121402937.45999999" table:style-name="ce16">
            <text:p><text:s/>121.402.937,46<text:s/></text:p>
          </table:table-cell>
          <table:table-cell office:value-type="float" office:value="3983463.89" table:style-name="ce16">
            <text:p><text:s/>3.983.463,89<text:s/></text:p>
          </table:table-cell>
          <table:table-cell office:value-type="float" office:value="6432034.1299999999" table:style-name="ce16">
            <text:p><text:s/>6.432.034,13<text:s/></text:p>
          </table:table-cell>
          <table:table-cell office:value-type="float" office:value="5208266.76" table:style-name="ce16">
            <text:p><text:s/>5.208.266,76<text:s/></text:p>
          </table:table-cell>
          <table:table-cell office:value-type="float" office:value="8125556.25" table:style-name="ce16">
            <text:p><text:s/>8.125.556,25<text:s/></text:p>
          </table:table-cell>
          <table:table-cell office:value-type="float" office:value="13189804.58" table:style-name="ce16">
            <text:p><text:s/>13.189.804,58<text:s/></text:p>
          </table:table-cell>
          <table:table-cell office:value-type="float" office:value="948428.57" table:style-name="ce16">
            <text:p><text:s/>948.428,57<text:s/></text:p>
          </table:table-cell>
          <table:table-cell office:value-type="float" office:value="52058581.990000002" table:style-name="ce16">
            <text:p><text:s/>52.058.581,99<text:s/></text:p>
          </table:table-cell>
          <table:table-cell office:value-type="float" office:value="1765844113.76" table:style-name="ce16">
            <text:p><text:s/>1.765.844.113,76<text:s/></text:p>
          </table:table-cell>
          <table:table-cell office:value-type="float" office:value="2455083.64" table:style-name="ce16">
            <text:p><text:s/>2.455.083,64<text:s/></text:p>
          </table:table-cell>
          <table:table-cell office:value-type="float" office:value="1750236.9" table:style-name="ce16">
            <text:p><text:s/>1.750.236,90<text:s/></text:p>
          </table:table-cell>
          <table:table-cell office:value-type="float" office:value="116004.09" table:style-name="ce16">
            <text:p><text:s/>116.004,09<text:s/></text:p>
          </table:table-cell>
          <table:table-cell office:value-type="float" office:value="91160539.650000006" table:style-name="ce16">
            <text:p><text:s/>91.160.539,65<text:s/></text:p>
          </table:table-cell>
          <table:table-cell office:value-type="float" office:value="70319475.480000004" table:style-name="ce16">
            <text:p><text:s/>70.319.475,48<text:s/></text:p>
          </table:table-cell>
          <table:table-cell office:value-type="float" office:value="2002204.35" table:style-name="ce16">
            <text:p><text:s/>2.002.204,35<text:s/></text:p>
          </table:table-cell>
          <table:table-cell office:value-type="float" office:value="4128276858.8600001" table:style-name="ce16">
            <text:p><text:s/>4.128.276.858,86<text:s/></text:p>
          </table:table-cell>
          <table:table-cell office:value-type="float" office:value="641237.93000000005" table:style-name="ce16">
            <text:p><text:s/>641.237,93<text:s/></text:p>
          </table:table-cell>
          <table:table-cell office:value-type="float" office:value="6826805763.9300003" table:style-name="ce17">
            <text:p><text:s/>6.826.805.763,9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772064.81" table:style-name="ce16">
            <text:p><text:s/>772.064,81<text:s/></text:p>
          </table:table-cell>
          <table:table-cell office:value-type="float" office:value="1027391.46" table:style-name="ce16">
            <text:p><text:s/>1.027.391,46<text:s/></text:p>
          </table:table-cell>
          <table:table-cell office:value-type="float" office:value="36217836.909999996" table:style-name="ce16">
            <text:p><text:s/>36.217.836,91<text:s/></text:p>
          </table:table-cell>
          <table:table-cell office:value-type="float" office:value="322500.69" table:style-name="ce16">
            <text:p><text:s/>322.500,69<text:s/></text:p>
          </table:table-cell>
          <table:table-cell office:value-type="float" office:value="13308578.859999999" table:style-name="ce16">
            <text:p><text:s/>13.308.578,86<text:s/></text:p>
          </table:table-cell>
          <table:table-cell office:value-type="float" office:value="45497085.560000002" table:style-name="ce16">
            <text:p><text:s/>45.497.085,56<text:s/></text:p>
          </table:table-cell>
          <table:table-cell office:value-type="float" office:value="614627801.20000005" table:style-name="ce16">
            <text:p><text:s/>614.627.801,20<text:s/></text:p>
          </table:table-cell>
          <table:table-cell office:value-type="float" office:value="31323827.859999999" table:style-name="ce16">
            <text:p><text:s/>31.323.827,86<text:s/></text:p>
          </table:table-cell>
          <table:table-cell office:value-type="float" office:value="10643231.98" table:style-name="ce16">
            <text:p><text:s/>10.643.231,98<text:s/></text:p>
          </table:table-cell>
          <table:table-cell office:value-type="float" office:value="649101.31000000006" table:style-name="ce16">
            <text:p><text:s/>649.101,31<text:s/></text:p>
          </table:table-cell>
          <table:table-cell office:value-type="float" office:value="177948309.38999999" table:style-name="ce16">
            <text:p><text:s/>177.948.309,39<text:s/></text:p>
          </table:table-cell>
          <table:table-cell office:value-type="float" office:value="5727592.5499999998" table:style-name="ce16">
            <text:p><text:s/>5.727.592,55<text:s/></text:p>
          </table:table-cell>
          <table:table-cell office:value-type="float" office:value="16865416.02" table:style-name="ce16">
            <text:p><text:s/>16.865.416,02<text:s/></text:p>
          </table:table-cell>
          <table:table-cell office:value-type="float" office:value="8889278.3300000001" table:style-name="ce16">
            <text:p><text:s/>8.889.278,33<text:s/></text:p>
          </table:table-cell>
          <table:table-cell office:value-type="float" office:value="423510.17" table:style-name="ce16">
            <text:p><text:s/>423.510,17<text:s/></text:p>
          </table:table-cell>
          <table:table-cell office:value-type="float" office:value="11013914.6" table:style-name="ce16">
            <text:p><text:s/>11.013.914,60<text:s/></text:p>
          </table:table-cell>
          <table:table-cell office:value-type="float" office:value="289149.11" table:style-name="ce16">
            <text:p><text:s/>289.149,11<text:s/></text:p>
          </table:table-cell>
          <table:table-cell office:value-type="float" office:value="68691053.719999999" table:style-name="ce16">
            <text:p><text:s/>68.691.053,72<text:s/></text:p>
          </table:table-cell>
          <table:table-cell office:value-type="float" office:value="810015355.5" table:style-name="ce16">
            <text:p><text:s/>810.015.355,50<text:s/></text:p>
          </table:table-cell>
          <table:table-cell office:value-type="float" office:value="952849.49" table:style-name="ce16">
            <text:p><text:s/>952.849,49<text:s/></text:p>
          </table:table-cell>
          <table:table-cell office:value-type="float" office:value="480115.13" table:style-name="ce16">
            <text:p><text:s/>480.115,13<text:s/></text:p>
          </table:table-cell>
          <table:table-cell office:value-type="float" office:value="41519.99" table:style-name="ce16">
            <text:p><text:s/>41.519,99<text:s/></text:p>
          </table:table-cell>
          <table:table-cell office:value-type="float" office:value="75098171.549999997" table:style-name="ce16">
            <text:p><text:s/>75.098.171,55<text:s/></text:p>
          </table:table-cell>
          <table:table-cell office:value-type="float" office:value="42420770.700000003" table:style-name="ce16">
            <text:p><text:s/>42.420.770,70<text:s/></text:p>
          </table:table-cell>
          <table:table-cell office:value-type="float" office:value="405713.01" table:style-name="ce16">
            <text:p><text:s/>405.713,01<text:s/></text:p>
          </table:table-cell>
          <table:table-cell office:value-type="float" office:value="3134647729.23" table:style-name="ce16">
            <text:p><text:s/>3.134.647.729,23<text:s/></text:p>
          </table:table-cell>
          <table:table-cell office:value-type="float" office:value="266706.57" table:style-name="ce16">
            <text:p><text:s/>266.706,57<text:s/></text:p>
          </table:table-cell>
          <table:table-cell office:value-type="float" office:value="5108566575.6999998" table:style-name="ce17">
            <text:p><text:s/>5.108.566.575,7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1113655.03" table:style-name="ce16">
            <text:p><text:s/>1.113.655,03<text:s/></text:p>
          </table:table-cell>
          <table:table-cell office:value-type="float" office:value="2133128.2000000002" table:style-name="ce16">
            <text:p><text:s/>2.133.128,20<text:s/></text:p>
          </table:table-cell>
          <table:table-cell office:value-type="float" office:value="6586461.2199999997" table:style-name="ce16">
            <text:p><text:s/>6.586.461,22<text:s/></text:p>
          </table:table-cell>
          <table:table-cell office:value-type="float" office:value="638005.82000000007" table:style-name="ce16">
            <text:p><text:s/>638.005,82<text:s/></text:p>
          </table:table-cell>
          <table:table-cell office:value-type="float" office:value="13927216.17" table:style-name="ce16">
            <text:p><text:s/>13.927.216,17<text:s/></text:p>
          </table:table-cell>
          <table:table-cell office:value-type="float" office:value="12540660.6" table:style-name="ce16">
            <text:p><text:s/>12.540.660,60<text:s/></text:p>
          </table:table-cell>
          <table:table-cell office:value-type="float" office:value="182879826.88999999" table:style-name="ce16">
            <text:p><text:s/>182.879.826,89<text:s/></text:p>
          </table:table-cell>
          <table:table-cell office:value-type="float" office:value="8083144.3300000001" table:style-name="ce16">
            <text:p><text:s/>8.083.144,33<text:s/></text:p>
          </table:table-cell>
          <table:table-cell office:value-type="float" office:value="8605711.5199999996" table:style-name="ce16">
            <text:p><text:s/>8.605.711,52<text:s/></text:p>
          </table:table-cell>
          <table:table-cell office:value-type="float" office:value="3612435.87" table:style-name="ce16">
            <text:p><text:s/>3.612.435,87<text:s/></text:p>
          </table:table-cell>
          <table:table-cell office:value-type="float" office:value="50298539.760000005" table:style-name="ce16">
            <text:p><text:s/>50.298.539,76<text:s/></text:p>
          </table:table-cell>
          <table:table-cell office:value-type="float" office:value="3606281.37" table:style-name="ce16">
            <text:p><text:s/>3.606.281,37<text:s/></text:p>
          </table:table-cell>
          <table:table-cell office:value-type="float" office:value="4678362.4799999995" table:style-name="ce16">
            <text:p><text:s/>4.678.362,48<text:s/></text:p>
          </table:table-cell>
          <table:table-cell office:value-type="float" office:value="5707364.25" table:style-name="ce16">
            <text:p><text:s/>5.707.364,25<text:s/></text:p>
          </table:table-cell>
          <table:table-cell office:value-type="float" office:value="3500372.95" table:style-name="ce16">
            <text:p><text:s/>3.500.372,95<text:s/></text:p>
          </table:table-cell>
          <table:table-cell office:value-type="float" office:value="10164717.709999999" table:style-name="ce16">
            <text:p><text:s/>10.164.717,71<text:s/></text:p>
          </table:table-cell>
          <table:table-cell office:value-type="float" office:value="2449797.39" table:style-name="ce16">
            <text:p><text:s/>2.449.797,39<text:s/></text:p>
          </table:table-cell>
          <table:table-cell office:value-type="float" office:value="33611095.739999995" table:style-name="ce16">
            <text:p><text:s/>33.611.095,74<text:s/></text:p>
          </table:table-cell>
          <table:table-cell office:value-type="float" office:value="134962496.03999999" table:style-name="ce16">
            <text:p><text:s/>134.962.496,04<text:s/></text:p>
          </table:table-cell>
          <table:table-cell office:value-type="float" office:value="2227342.2999999998" table:style-name="ce16">
            <text:p><text:s/>2.227.342,30<text:s/></text:p>
          </table:table-cell>
          <table:table-cell office:value-type="float" office:value="3087017.09" table:style-name="ce16">
            <text:p><text:s/>3.087.017,09<text:s/></text:p>
          </table:table-cell>
          <table:table-cell office:value-type="float" office:value="1388419.4899999998" table:style-name="ce16">
            <text:p><text:s/>1.388.419,49<text:s/></text:p>
          </table:table-cell>
          <table:table-cell office:value-type="float" office:value="40021517.630000003" table:style-name="ce16">
            <text:p><text:s/>40.021.517,63<text:s/></text:p>
          </table:table-cell>
          <table:table-cell office:value-type="float" office:value="22970266.260000002" table:style-name="ce16">
            <text:p><text:s/>22.970.266,26<text:s/></text:p>
          </table:table-cell>
          <table:table-cell office:value-type="float" office:value="2549219.7600000002" table:style-name="ce16">
            <text:p><text:s/>2.549.219,76<text:s/></text:p>
          </table:table-cell>
          <table:table-cell office:value-type="float" office:value="601060063.88999999" table:style-name="ce16">
            <text:p><text:s/>601.060.063,89<text:s/></text:p>
          </table:table-cell>
          <table:table-cell office:value-type="float" office:value="1077139.01" table:style-name="ce16">
            <text:p><text:s/>1.077.139,01<text:s/></text:p>
          </table:table-cell>
          <table:table-cell office:value-type="float" office:value="1163480258.77" table:style-name="ce17">
            <text:p><text:s/>1.163.480.258,7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261661.07" table:style-name="ce16">
            <text:p><text:s/>261.661,07<text:s/></text:p>
          </table:table-cell>
          <table:table-cell office:value-type="float" office:value="376983.91" table:style-name="ce16">
            <text:p><text:s/>376.983,91<text:s/></text:p>
          </table:table-cell>
          <table:table-cell office:value-type="float" office:value="3560962.29" table:style-name="ce16">
            <text:p><text:s/>3.560.962,29<text:s/></text:p>
          </table:table-cell>
          <table:table-cell office:value-type="float" office:value="322032.52" table:style-name="ce16">
            <text:p><text:s/>322.032,52<text:s/></text:p>
          </table:table-cell>
          <table:table-cell office:value-type="float" office:value="3856716.86" table:style-name="ce16">
            <text:p><text:s/>3.856.716,86<text:s/></text:p>
          </table:table-cell>
          <table:table-cell office:value-type="float" office:value="1469563.57" table:style-name="ce16">
            <text:p><text:s/>1.469.563,57<text:s/></text:p>
          </table:table-cell>
          <table:table-cell office:value-type="float" office:value="289689445.08999997" table:style-name="ce16">
            <text:p><text:s/>289.689.445,09<text:s/></text:p>
          </table:table-cell>
          <table:table-cell office:value-type="float" office:value="3299622.12" table:style-name="ce16">
            <text:p><text:s/>3.299.622,12<text:s/></text:p>
          </table:table-cell>
          <table:table-cell office:value-type="float" office:value="4163747.76" table:style-name="ce16">
            <text:p><text:s/>4.163.747,76<text:s/></text:p>
          </table:table-cell>
          <table:table-cell office:value-type="float" office:value="317278.53999999998" table:style-name="ce16">
            <text:p><text:s/>317.278,54<text:s/></text:p>
          </table:table-cell>
          <table:table-cell office:value-type="float" office:value="51808632.840000004" table:style-name="ce16">
            <text:p><text:s/>51.808.632,84<text:s/></text:p>
          </table:table-cell>
          <table:table-cell office:value-type="float" office:value="5718929.54" table:style-name="ce16">
            <text:p><text:s/>5.718.929,54<text:s/></text:p>
          </table:table-cell>
          <table:table-cell office:value-type="float" office:value="14735162.67" table:style-name="ce16">
            <text:p><text:s/>14.735.162,67<text:s/></text:p>
          </table:table-cell>
          <table:table-cell office:value-type="float" office:value="11365838.369999999" table:style-name="ce16">
            <text:p><text:s/>11.365.838,37<text:s/></text:p>
          </table:table-cell>
          <table:table-cell office:value-type="float" office:value="856960.2" table:style-name="ce16">
            <text:p><text:s/>856.960,20<text:s/></text:p>
          </table:table-cell>
          <table:table-cell office:value-type="float" office:value="2480671.9900000002" table:style-name="ce16">
            <text:p><text:s/>2.480.671,99<text:s/></text:p>
          </table:table-cell>
          <table:table-cell office:value-type="float" office:value="346245.72" table:style-name="ce16">
            <text:p><text:s/>346.245,72<text:s/></text:p>
          </table:table-cell>
          <table:table-cell office:value-type="float" office:value="49311593.299999997" table:style-name="ce16">
            <text:p><text:s/>49.311.593,30<text:s/></text:p>
          </table:table-cell>
          <table:table-cell office:value-type="float" office:value="101287429.66" table:style-name="ce16">
            <text:p><text:s/>101.287.429,66<text:s/></text:p>
          </table:table-cell>
          <table:table-cell office:value-type="float" office:value="843031.19" table:style-name="ce16">
            <text:p><text:s/>843.031,19<text:s/></text:p>
          </table:table-cell>
          <table:table-cell office:value-type="float" office:value="4948153.41" table:style-name="ce16">
            <text:p><text:s/>4.948.153,41<text:s/></text:p>
          </table:table-cell>
          <table:table-cell office:value-type="float" office:value="16349.28" table:style-name="ce16">
            <text:p><text:s/>16.349,28<text:s/></text:p>
          </table:table-cell>
          <table:table-cell office:value-type="float" office:value="56158478.329999998" table:style-name="ce16">
            <text:p><text:s/>56.158.478,33<text:s/></text:p>
          </table:table-cell>
          <table:table-cell office:value-type="float" office:value="17802544.239999998" table:style-name="ce16">
            <text:p><text:s/>17.802.544,24<text:s/></text:p>
          </table:table-cell>
          <table:table-cell office:value-type="float" office:value="1075164.1599999999" table:style-name="ce16">
            <text:p><text:s/>1.075.164,16<text:s/></text:p>
          </table:table-cell>
          <table:table-cell office:value-type="float" office:value="1536415395.3299999" table:style-name="ce16">
            <text:p><text:s/>1.536.415.395,33<text:s/></text:p>
          </table:table-cell>
          <table:table-cell office:value-type="float" office:value="166274.44" table:style-name="ce16">
            <text:p><text:s/>166.274,44<text:s/></text:p>
          </table:table-cell>
          <table:table-cell office:value-type="float" office:value="2162654868.4000001" table:style-name="ce17">
            <text:p><text:s/>2.162.654.868,4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70430.539999999994" table:style-name="ce16">
            <text:p><text:s/>70.430,54<text:s/></text:p>
          </table:table-cell>
          <table:table-cell office:value-type="float" office:value="341662.12" table:style-name="ce16">
            <text:p><text:s/>341.662,12<text:s/></text:p>
          </table:table-cell>
          <table:table-cell office:value-type="float" office:value="184493.7" table:style-name="ce16">
            <text:p><text:s/>184.493,70<text:s/></text:p>
          </table:table-cell>
          <table:table-cell office:value-type="float" office:value="69377.7" table:style-name="ce16">
            <text:p><text:s/>69.377,70<text:s/></text:p>
          </table:table-cell>
          <table:table-cell office:value-type="float" office:value="2885117.71" table:style-name="ce16">
            <text:p><text:s/>2.885.117,71<text:s/></text:p>
          </table:table-cell>
          <table:table-cell office:value-type="float" office:value="266360.07" table:style-name="ce16">
            <text:p><text:s/>266.360,07<text:s/></text:p>
          </table:table-cell>
          <table:table-cell office:value-type="float" office:value="155811.13" table:style-name="ce16">
            <text:p><text:s/>155.811,13<text:s/></text:p>
          </table:table-cell>
          <table:table-cell office:value-type="float" office:value="337461.74" table:style-name="ce16">
            <text:p><text:s/>337.461,74<text:s/></text:p>
          </table:table-cell>
          <table:table-cell office:value-type="float" office:value="14921702.32" table:style-name="ce16">
            <text:p><text:s/>14.921.702,32<text:s/></text:p>
          </table:table-cell>
          <table:table-cell office:value-type="float" office:value="609420.31999999995" table:style-name="ce16">
            <text:p><text:s/>609.420,32<text:s/></text:p>
          </table:table-cell>
          <table:table-cell office:value-type="float" office:value="8812471.0500000007" table:style-name="ce16">
            <text:p><text:s/>8.812.471,05<text:s/></text:p>
          </table:table-cell>
          <table:table-cell office:value-type="float" office:value="32303070.079999998" table:style-name="ce16">
            <text:p><text:s/>32.303.070,08<text:s/></text:p>
          </table:table-cell>
          <table:table-cell office:value-type="float" office:value="22407482.469999999" table:style-name="ce16">
            <text:p><text:s/>22.407.482,47<text:s/></text:p>
          </table:table-cell>
          <table:table-cell office:value-type="float" office:value="2251778.85" table:style-name="ce16">
            <text:p><text:s/>2.251.778,85<text:s/></text:p>
          </table:table-cell>
          <table:table-cell office:value-type="float" office:value="244827.75" table:style-name="ce16">
            <text:p><text:s/>244.827,75<text:s/></text:p>
          </table:table-cell>
          <table:table-cell office:value-type="float" office:value="644499.89" table:style-name="ce16">
            <text:p><text:s/>644.499,89<text:s/></text:p>
          </table:table-cell>
          <table:table-cell office:value-type="float" office:value="1640888.43" table:style-name="ce16">
            <text:p><text:s/>1.640.888,43<text:s/></text:p>
          </table:table-cell>
          <table:table-cell office:value-type="float" office:value="10890640.67" table:style-name="ce16">
            <text:p><text:s/>10.890.640,67<text:s/></text:p>
          </table:table-cell>
          <table:table-cell office:value-type="float" office:value="767232.75" table:style-name="ce16">
            <text:p><text:s/>767.232,75<text:s/></text:p>
          </table:table-cell>
          <table:table-cell office:value-type="float" office:value="154942.82999999999" table:style-name="ce16">
            <text:p><text:s/>154.942,83<text:s/></text:p>
          </table:table-cell>
          <table:table-cell office:value-type="float" office:value="771982.97" table:style-name="ce16">
            <text:p><text:s/>771.982,97<text:s/></text:p>
          </table:table-cell>
          <table:table-cell office:value-type="float" office:value="182023.16" table:style-name="ce16">
            <text:p><text:s/>182.023,16<text:s/></text:p>
          </table:table-cell>
          <table:table-cell office:value-type="float" office:value="12234770.029999999" table:style-name="ce16">
            <text:p><text:s/>12.234.770,03<text:s/></text:p>
          </table:table-cell>
          <table:table-cell office:value-type="float" office:value="1491871.43" table:style-name="ce16">
            <text:p><text:s/>1.491.871,43<text:s/></text:p>
          </table:table-cell>
          <table:table-cell office:value-type="float" office:value="327778.51" table:style-name="ce16">
            <text:p><text:s/>327.778,51<text:s/></text:p>
          </table:table-cell>
          <table:table-cell office:value-type="float" office:value="27169223.870000001" table:style-name="ce16">
            <text:p><text:s/>27.169.223,87<text:s/></text:p>
          </table:table-cell>
          <table:table-cell office:value-type="float" office:value="2517890.81" table:style-name="ce16">
            <text:p><text:s/>2.517.890,81<text:s/></text:p>
          </table:table-cell>
          <table:table-cell office:value-type="float" office:value="144655212.90000001" table:style-name="ce17">
            <text:p><text:s/>144.655.212,9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7381368.16" table:style-name="ce16">
            <text:p><text:s/>17.381.368,16<text:s/></text:p>
          </table:table-cell>
          <table:table-cell office:value-type="float" office:value="78865424.819999993" table:style-name="ce16">
            <text:p><text:s/>78.865.424,82<text:s/></text:p>
          </table:table-cell>
          <table:table-cell office:value-type="float" office:value="494448975.66000003" table:style-name="ce16">
            <text:p><text:s/>494.448.975,66<text:s/></text:p>
          </table:table-cell>
          <table:table-cell office:value-type="float" office:value="27604603.27" table:style-name="ce16">
            <text:p><text:s/>27.604.603,27<text:s/></text:p>
          </table:table-cell>
          <table:table-cell office:value-type="float" office:value="555343290.63999999" table:style-name="ce16">
            <text:p><text:s/>555.343.290,64<text:s/></text:p>
          </table:table-cell>
          <table:table-cell office:value-type="float" office:value="408235972.99000001" table:style-name="ce16">
            <text:p><text:s/>408.235.972,99<text:s/></text:p>
          </table:table-cell>
          <table:table-cell office:value-type="float" office:value="907489826.53000009" table:style-name="ce16">
            <text:p><text:s/>907.489.826,53<text:s/></text:p>
          </table:table-cell>
          <table:table-cell office:value-type="float" office:value="435862821.11000001" table:style-name="ce16">
            <text:p><text:s/>435.862.821,11<text:s/></text:p>
          </table:table-cell>
          <table:table-cell office:value-type="float" office:value="338665884.79000002" table:style-name="ce16">
            <text:p><text:s/>338.665.884,79<text:s/></text:p>
          </table:table-cell>
          <table:table-cell office:value-type="float" office:value="209539721.96000001" table:style-name="ce16">
            <text:p><text:s/>209.539.721,96<text:s/></text:p>
          </table:table-cell>
          <table:table-cell office:value-type="float" office:value="1231714495.0699999" table:style-name="ce16">
            <text:p><text:s/>1.231.714.495,07<text:s/></text:p>
          </table:table-cell>
          <table:table-cell office:value-type="float" office:value="142365489.24000001" table:style-name="ce16">
            <text:p><text:s/>142.365.489,24<text:s/></text:p>
          </table:table-cell>
          <table:table-cell office:value-type="float" office:value="197167178.41" table:style-name="ce16">
            <text:p><text:s/>197.167.178,41<text:s/></text:p>
          </table:table-cell>
          <table:table-cell office:value-type="float" office:value="185583993.38" table:style-name="ce16">
            <text:p><text:s/>185.583.993,38<text:s/></text:p>
          </table:table-cell>
          <table:table-cell office:value-type="float" office:value="102506471.51000001" table:style-name="ce16">
            <text:p><text:s/>102.506.471,51<text:s/></text:p>
          </table:table-cell>
          <table:table-cell office:value-type="float" office:value="645224662.5" table:style-name="ce16">
            <text:p><text:s/>645.224.662,50<text:s/></text:p>
          </table:table-cell>
          <table:table-cell office:value-type="float" office:value="59991884.450000003" table:style-name="ce16">
            <text:p><text:s/>59.991.884,45<text:s/></text:p>
          </table:table-cell>
          <table:table-cell office:value-type="float" office:value="1359936907.8900001" table:style-name="ce16">
            <text:p><text:s/>1.359.936.907,89<text:s/></text:p>
          </table:table-cell>
          <table:table-cell office:value-type="float" office:value="2330711823.1599998" table:style-name="ce16">
            <text:p><text:s/>2.330.711.823,16<text:s/></text:p>
          </table:table-cell>
          <table:table-cell office:value-type="float" office:value="90975531.310000002" table:style-name="ce16">
            <text:p><text:s/>90.975.531,31<text:s/></text:p>
          </table:table-cell>
          <table:table-cell office:value-type="float" office:value="51417586.280000001" table:style-name="ce16">
            <text:p><text:s/>51.417.586,28<text:s/></text:p>
          </table:table-cell>
          <table:table-cell office:value-type="float" office:value="12608187.640000001" table:style-name="ce16">
            <text:p><text:s/>12.608.187,64<text:s/></text:p>
          </table:table-cell>
          <table:table-cell office:value-type="float" office:value="1161017740.8599999" table:style-name="ce16">
            <text:p><text:s/>1.161.017.740,86<text:s/></text:p>
          </table:table-cell>
          <table:table-cell office:value-type="float" office:value="1559587349.26" table:style-name="ce16">
            <text:p><text:s/>1.559.587.349,26<text:s/></text:p>
          </table:table-cell>
          <table:table-cell office:value-type="float" office:value="55864528.030000001" table:style-name="ce16">
            <text:p><text:s/>55.864.528,03<text:s/></text:p>
          </table:table-cell>
          <table:table-cell office:value-type="float" office:value="9510984559.4599991" table:style-name="ce16">
            <text:p><text:s/>9.510.984.559,46<text:s/></text:p>
          </table:table-cell>
          <table:table-cell office:value-type="float" office:value="41049504.68" table:style-name="ce16">
            <text:p><text:s/>41.049.504,68<text:s/></text:p>
          </table:table-cell>
          <table:table-cell office:value-type="float" office:value="22212145783.060001" table:style-name="ce17">
            <text:p><text:s/>22.212.145.783,0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4857.7" table:style-name="ce16">
            <text:p><text:s/>14.857,70<text:s/></text:p>
          </table:table-cell>
          <table:table-cell office:value-type="float" office:value="57539.92" table:style-name="ce16">
            <text:p><text:s/>57.539,92<text:s/></text:p>
          </table:table-cell>
          <table:table-cell office:value-type="float" office:value="301585.56" table:style-name="ce16">
            <text:p><text:s/>301.585,56<text:s/></text:p>
          </table:table-cell>
          <table:table-cell office:value-type="float" office:value="8057.01" table:style-name="ce16">
            <text:p><text:s/>8.057,01<text:s/></text:p>
          </table:table-cell>
          <table:table-cell office:value-type="float" office:value="3576345.05" table:style-name="ce16">
            <text:p><text:s/>3.576.345,05<text:s/></text:p>
          </table:table-cell>
          <table:table-cell office:value-type="float" office:value="12749349.199999999" table:style-name="ce16">
            <text:p><text:s/>12.749.349,20<text:s/></text:p>
          </table:table-cell>
          <table:table-cell office:value-type="float" office:value="348735190.10000002" table:style-name="ce16">
            <text:p><text:s/>348.735.190,10<text:s/></text:p>
          </table:table-cell>
          <table:table-cell office:value-type="float" office:value="4710472.68" table:style-name="ce16">
            <text:p><text:s/>4.710.472,68<text:s/></text:p>
          </table:table-cell>
          <table:table-cell office:value-type="float" office:value="597109.62" table:style-name="ce16">
            <text:p><text:s/>597.109,62<text:s/></text:p>
          </table:table-cell>
          <table:table-cell office:value-type="float" office:value="32529.18" table:style-name="ce16">
            <text:p><text:s/>32.529,18<text:s/></text:p>
          </table:table-cell>
          <table:table-cell office:value-type="float" office:value="27382710.09" table:style-name="ce16">
            <text:p><text:s/>27.382.710,09<text:s/></text:p>
          </table:table-cell>
          <table:table-cell office:value-type="float" office:value="15000.72" table:style-name="ce16">
            <text:p><text:s/>15.000,72<text:s/></text:p>
          </table:table-cell>
          <table:table-cell office:value-type="float" office:value="259657.61" table:style-name="ce16">
            <text:p><text:s/>259.657,61<text:s/></text:p>
          </table:table-cell>
          <table:table-cell office:value-type="float" office:value="13139012.83" table:style-name="ce16">
            <text:p><text:s/>13.139.012,83<text:s/></text:p>
          </table:table-cell>
          <table:table-cell office:value-type="float" office:value="21797.49" table:style-name="ce16">
            <text:p><text:s/>21.797,49<text:s/></text:p>
          </table:table-cell>
          <table:table-cell office:value-type="float" office:value="1203029.3799999999" table:style-name="ce16">
            <text:p><text:s/>1.203.029,38<text:s/></text:p>
          </table:table-cell>
          <table:table-cell office:value-type="float" office:value="51525.81" table:style-name="ce16">
            <text:p><text:s/>51.525,81<text:s/></text:p>
          </table:table-cell>
          <table:table-cell office:value-type="float" office:value="11252660.470000001" table:style-name="ce16">
            <text:p><text:s/>11.252.660,47<text:s/></text:p>
          </table:table-cell>
          <table:table-cell office:value-type="float" office:value="189708552.77000001" table:style-name="ce16">
            <text:p><text:s/>189.708.552,77<text:s/></text:p>
          </table:table-cell>
          <table:table-cell office:value-type="float" office:value="56326.8" table:style-name="ce16">
            <text:p><text:s/>56.326,80<text:s/></text:p>
          </table:table-cell>
          <table:table-cell office:value-type="float" office:value="318204.74" table:style-name="ce16">
            <text:p><text:s/>318.204,74<text:s/></text:p>
          </table:table-cell>
          <table:table-cell office:value-type="float" office:value="3720.42" table:style-name="ce16">
            <text:p><text:s/>3.720,42<text:s/></text:p>
          </table:table-cell>
          <table:table-cell office:value-type="float" office:value="48207483.310000002" table:style-name="ce16">
            <text:p><text:s/>48.207.483,31<text:s/></text:p>
          </table:table-cell>
          <table:table-cell office:value-type="float" office:value="1473401.15" table:style-name="ce16">
            <text:p><text:s/>1.473.401,15<text:s/></text:p>
          </table:table-cell>
          <table:table-cell office:value-type="float" office:value="1923465.92" table:style-name="ce16">
            <text:p><text:s/>1.923.465,92<text:s/></text:p>
          </table:table-cell>
          <table:table-cell office:value-type="float" office:value="813191411.59000003" table:style-name="ce16">
            <text:p><text:s/>813.191.411,59<text:s/></text:p>
          </table:table-cell>
          <table:table-cell office:value-type="float" office:value="24554.3" table:style-name="ce16">
            <text:p><text:s/>24.554,30<text:s/></text:p>
          </table:table-cell>
          <table:table-cell office:value-type="float" office:value="1479015551.4199998" table:style-name="ce17">
            <text:p><text:s/>1.479.015.551,4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7366510.460000001" table:style-name="ce16">
            <text:p><text:s/>17.366.510,46<text:s/></text:p>
          </table:table-cell>
          <table:table-cell office:value-type="float" office:value="78807884.900000006" table:style-name="ce16">
            <text:p><text:s/>78.807.884,90<text:s/></text:p>
          </table:table-cell>
          <table:table-cell office:value-type="float" office:value="494147390.10000002" table:style-name="ce16">
            <text:p><text:s/>494.147.390,10<text:s/></text:p>
          </table:table-cell>
          <table:table-cell office:value-type="float" office:value="27596546.259999998" table:style-name="ce16">
            <text:p><text:s/>27.596.546,26<text:s/></text:p>
          </table:table-cell>
          <table:table-cell office:value-type="float" office:value="551766945.59000003" table:style-name="ce16">
            <text:p><text:s/>551.766.945,59<text:s/></text:p>
          </table:table-cell>
          <table:table-cell office:value-type="float" office:value="395486623.78999996" table:style-name="ce16">
            <text:p><text:s/>395.486.623,79<text:s/></text:p>
          </table:table-cell>
          <table:table-cell office:value-type="float" office:value="558754636.42999995" table:style-name="ce16">
            <text:p><text:s/>558.754.636,43<text:s/></text:p>
          </table:table-cell>
          <table:table-cell office:value-type="float" office:value="431152348.43000001" table:style-name="ce16">
            <text:p><text:s/>431.152.348,43<text:s/></text:p>
          </table:table-cell>
          <table:table-cell office:value-type="float" office:value="338068775.16999996" table:style-name="ce16">
            <text:p><text:s/>338.068.775,17<text:s/></text:p>
          </table:table-cell>
          <table:table-cell office:value-type="float" office:value="209507192.78" table:style-name="ce16">
            <text:p><text:s/>209.507.192,78<text:s/></text:p>
          </table:table-cell>
          <table:table-cell office:value-type="float" office:value="1204331784.98" table:style-name="ce16">
            <text:p><text:s/>1.204.331.784,98<text:s/></text:p>
          </table:table-cell>
          <table:table-cell office:value-type="float" office:value="142350488.51999998" table:style-name="ce16">
            <text:p><text:s/>142.350.488,52<text:s/></text:p>
          </table:table-cell>
          <table:table-cell office:value-type="float" office:value="196907520.80000001" table:style-name="ce16">
            <text:p><text:s/>196.907.520,80<text:s/></text:p>
          </table:table-cell>
          <table:table-cell office:value-type="float" office:value="172444980.55000001" table:style-name="ce16">
            <text:p><text:s/>172.444.980,55<text:s/></text:p>
          </table:table-cell>
          <table:table-cell office:value-type="float" office:value="102484674.02" table:style-name="ce16">
            <text:p><text:s/>102.484.674,02<text:s/></text:p>
          </table:table-cell>
          <table:table-cell office:value-type="float" office:value="644021633.12000012" table:style-name="ce16">
            <text:p><text:s/>644.021.633,12<text:s/></text:p>
          </table:table-cell>
          <table:table-cell office:value-type="float" office:value="59940358.640000001" table:style-name="ce16">
            <text:p><text:s/>59.940.358,64<text:s/></text:p>
          </table:table-cell>
          <table:table-cell office:value-type="float" office:value="1348684247.4200001" table:style-name="ce16">
            <text:p><text:s/>1.348.684.247,42<text:s/></text:p>
          </table:table-cell>
          <table:table-cell office:value-type="float" office:value="2141003270.3899999" table:style-name="ce16">
            <text:p><text:s/>2.141.003.270,39<text:s/></text:p>
          </table:table-cell>
          <table:table-cell office:value-type="float" office:value="90919204.50999999" table:style-name="ce16">
            <text:p><text:s/>90.919.204,51<text:s/></text:p>
          </table:table-cell>
          <table:table-cell office:value-type="float" office:value="51099381.539999992" table:style-name="ce16">
            <text:p><text:s/>51.099.381,54<text:s/></text:p>
          </table:table-cell>
          <table:table-cell office:value-type="float" office:value="12604467.219999999" table:style-name="ce16">
            <text:p><text:s/>12.604.467,22<text:s/></text:p>
          </table:table-cell>
          <table:table-cell office:value-type="float" office:value="1112810257.55" table:style-name="ce16">
            <text:p><text:s/>1.112.810.257,55<text:s/></text:p>
          </table:table-cell>
          <table:table-cell office:value-type="float" office:value="1558113948.1099999" table:style-name="ce16">
            <text:p><text:s/>1.558.113.948,11<text:s/></text:p>
          </table:table-cell>
          <table:table-cell office:value-type="float" office:value="53941062.110000007" table:style-name="ce16">
            <text:p><text:s/>53.941.062,11<text:s/></text:p>
          </table:table-cell>
          <table:table-cell office:value-type="float" office:value="8697793147.8700008" table:style-name="ce16">
            <text:p><text:s/>8.697.793.147,87<text:s/></text:p>
          </table:table-cell>
          <table:table-cell office:value-type="float" office:value="41024950.380000003" table:style-name="ce16">
            <text:p><text:s/>41.024.950,38<text:s/></text:p>
          </table:table-cell>
          <table:table-cell office:value-type="float" office:value="20733130231.640003" table:style-name="ce17">
            <text:p><text:s/>20.733.130.231,6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7755183.3399999999" table:style-name="ce16">
            <text:p><text:s/>7.755.183,34<text:s/></text:p>
          </table:table-cell>
          <table:table-cell office:value-type="float" office:value="30880664.73" table:style-name="ce16">
            <text:p><text:s/>30.880.664,73<text:s/></text:p>
          </table:table-cell>
          <table:table-cell office:value-type="float" office:value="126745959.81999999" table:style-name="ce16">
            <text:p><text:s/>126.745.959,82<text:s/></text:p>
          </table:table-cell>
          <table:table-cell office:value-type="float" office:value="10239119.08" table:style-name="ce16">
            <text:p><text:s/>10.239.119,08<text:s/></text:p>
          </table:table-cell>
          <table:table-cell office:value-type="float" office:value="169219079.59999999" table:style-name="ce16">
            <text:p><text:s/>169.219.079,60<text:s/></text:p>
          </table:table-cell>
          <table:table-cell office:value-type="float" office:value="119045594.38" table:style-name="ce16">
            <text:p><text:s/>119.045.594,38<text:s/></text:p>
          </table:table-cell>
          <table:table-cell office:value-type="float" office:value="450261918.81" table:style-name="ce16">
            <text:p><text:s/>450.261.918,81<text:s/></text:p>
          </table:table-cell>
          <table:table-cell office:value-type="float" office:value="119760764.75" table:style-name="ce16">
            <text:p><text:s/>119.760.764,75<text:s/></text:p>
          </table:table-cell>
          <table:table-cell office:value-type="float" office:value="125952828.58" table:style-name="ce16">
            <text:p><text:s/>125.952.828,58<text:s/></text:p>
          </table:table-cell>
          <table:table-cell office:value-type="float" office:value="67420191.090000004" table:style-name="ce16">
            <text:p><text:s/>67.420.191,09<text:s/></text:p>
          </table:table-cell>
          <table:table-cell office:value-type="float" office:value="381110847.44" table:style-name="ce16">
            <text:p><text:s/>381.110.847,44<text:s/></text:p>
          </table:table-cell>
          <table:table-cell office:value-type="float" office:value="52749356.829999998" table:style-name="ce16">
            <text:p><text:s/>52.749.356,83<text:s/></text:p>
          </table:table-cell>
          <table:table-cell office:value-type="float" office:value="71710004.370000005" table:style-name="ce16">
            <text:p><text:s/>71.710.004,37<text:s/></text:p>
          </table:table-cell>
          <table:table-cell office:value-type="float" office:value="69129958.390000001" table:style-name="ce16">
            <text:p><text:s/>69.129.958,39<text:s/></text:p>
          </table:table-cell>
          <table:table-cell office:value-type="float" office:value="35393077.469999999" table:style-name="ce16">
            <text:p><text:s/>35.393.077,47<text:s/></text:p>
          </table:table-cell>
          <table:table-cell office:value-type="float" office:value="176913713.41999999" table:style-name="ce16">
            <text:p><text:s/>176.913.713,42<text:s/></text:p>
          </table:table-cell>
          <table:table-cell office:value-type="float" office:value="21969580.800000001" table:style-name="ce16">
            <text:p><text:s/>21.969.580,80<text:s/></text:p>
          </table:table-cell>
          <table:table-cell office:value-type="float" office:value="358249827.45999998" table:style-name="ce16">
            <text:p><text:s/>358.249.827,46<text:s/></text:p>
          </table:table-cell>
          <table:table-cell office:value-type="float" office:value="620265979.04999995" table:style-name="ce16">
            <text:p><text:s/>620.265.979,05<text:s/></text:p>
          </table:table-cell>
          <table:table-cell office:value-type="float" office:value="42809632.380000003" table:style-name="ce16">
            <text:p><text:s/>42.809.632,38<text:s/></text:p>
          </table:table-cell>
          <table:table-cell office:value-type="float" office:value="19749270.539999999" table:style-name="ce16">
            <text:p><text:s/>19.749.270,54<text:s/></text:p>
          </table:table-cell>
          <table:table-cell office:value-type="float" office:value="7043310.21" table:style-name="ce16">
            <text:p><text:s/>7.043.310,21<text:s/></text:p>
          </table:table-cell>
          <table:table-cell office:value-type="float" office:value="334042800.31999999" table:style-name="ce16">
            <text:p><text:s/>334.042.800,32<text:s/></text:p>
          </table:table-cell>
          <table:table-cell office:value-type="float" office:value="382148273.45999998" table:style-name="ce16">
            <text:p><text:s/>382.148.273,46<text:s/></text:p>
          </table:table-cell>
          <table:table-cell office:value-type="float" office:value="23634875.25" table:style-name="ce16">
            <text:p><text:s/>23.634.875,25<text:s/></text:p>
          </table:table-cell>
          <table:table-cell office:value-type="float" office:value="2353097333.5700002" table:style-name="ce16">
            <text:p><text:s/>2.353.097.333,57<text:s/></text:p>
          </table:table-cell>
          <table:table-cell office:value-type="float" office:value="17533207.440000001" table:style-name="ce16">
            <text:p><text:s/>17.533.207,44<text:s/></text:p>
          </table:table-cell>
          <table:table-cell office:value-type="float" office:value="6194832352.5799999" table:style-name="ce17">
            <text:p><text:s/>6.194.832.352,5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100.6999999999998" table:style-name="ce16">
            <text:p><text:s/>2.100,70<text:s/></text:p>
          </table:table-cell>
          <table:table-cell office:value-type="float" office:value="9872.1299999999992" table:style-name="ce16">
            <text:p><text:s/>9.872,13<text:s/></text:p>
          </table:table-cell>
          <table:table-cell office:value-type="float" office:value="49036.69" table:style-name="ce16">
            <text:p><text:s/>49.036,69<text:s/></text:p>
          </table:table-cell>
          <table:table-cell office:value-type="float" office:value="1245.6600000000001" table:style-name="ce16">
            <text:p><text:s/>1.245,66<text:s/></text:p>
          </table:table-cell>
          <table:table-cell office:value-type="float" office:value="580314.07999999996" table:style-name="ce16">
            <text:p><text:s/>580.314,08<text:s/></text:p>
          </table:table-cell>
          <table:table-cell office:value-type="float" office:value="4250738.49" table:style-name="ce16">
            <text:p><text:s/>4.250.738,49<text:s/></text:p>
          </table:table-cell>
          <table:table-cell office:value-type="float" office:value="57361415.630000003" table:style-name="ce16">
            <text:p><text:s/>57.361.415,63<text:s/></text:p>
          </table:table-cell>
          <table:table-cell office:value-type="float" office:value="750696.82" table:style-name="ce16">
            <text:p><text:s/>750.696,82<text:s/></text:p>
          </table:table-cell>
          <table:table-cell office:value-type="float" office:value="94102.41" table:style-name="ce16">
            <text:p><text:s/>94.102,41<text:s/></text:p>
          </table:table-cell>
          <table:table-cell office:value-type="float" office:value="5242.55" table:style-name="ce16">
            <text:p><text:s/>5.242,55<text:s/></text:p>
          </table:table-cell>
          <table:table-cell office:value-type="float" office:value="5005029.72" table:style-name="ce16">
            <text:p><text:s/>5.005.029,72<text:s/></text:p>
          </table:table-cell>
          <table:table-cell office:value-type="float" office:value="2494.9299999999998" table:style-name="ce16">
            <text:p><text:s/>2.494,93<text:s/></text:p>
          </table:table-cell>
          <table:table-cell office:value-type="float" office:value="43331.32" table:style-name="ce16">
            <text:p><text:s/>43.331,32<text:s/></text:p>
          </table:table-cell>
          <table:table-cell office:value-type="float" office:value="2139395.58" table:style-name="ce16">
            <text:p><text:s/>2.139.395,58<text:s/></text:p>
          </table:table-cell>
          <table:table-cell office:value-type="float" office:value="4144.99" table:style-name="ce16">
            <text:p><text:s/>4.144,99<text:s/></text:p>
          </table:table-cell>
          <table:table-cell office:value-type="float" office:value="201185.3" table:style-name="ce16">
            <text:p><text:s/>201.185,30<text:s/></text:p>
          </table:table-cell>
          <table:table-cell office:value-type="float" office:value="8663.51" table:style-name="ce16">
            <text:p><text:s/>8.663,51<text:s/></text:p>
          </table:table-cell>
          <table:table-cell office:value-type="float" office:value="1802359.92" table:style-name="ce16">
            <text:p><text:s/>1.802.359,92<text:s/></text:p>
          </table:table-cell>
          <table:table-cell office:value-type="float" office:value="30717412.129999999" table:style-name="ce16">
            <text:p><text:s/>30.717.412,13<text:s/></text:p>
          </table:table-cell>
          <table:table-cell office:value-type="float" office:value="9186.2199999999993" table:style-name="ce16">
            <text:p><text:s/>9.186,22<text:s/></text:p>
          </table:table-cell>
          <table:table-cell office:value-type="float" office:value="50330.43" table:style-name="ce16">
            <text:p><text:s/>50.330,43<text:s/></text:p>
          </table:table-cell>
          <table:table-cell office:value-type="float" office:value="556.75" table:style-name="ce16">
            <text:p><text:s/>556,75<text:s/></text:p>
          </table:table-cell>
          <table:table-cell office:value-type="float" office:value="8072673.1799999997" table:style-name="ce16">
            <text:p><text:s/>8.072.673,18<text:s/></text:p>
          </table:table-cell>
          <table:table-cell office:value-type="float" office:value="251018.59" table:style-name="ce16">
            <text:p><text:s/>251.018,59<text:s/></text:p>
          </table:table-cell>
          <table:table-cell office:value-type="float" office:value="325223.90000000002" table:style-name="ce16">
            <text:p><text:s/>325.223,90<text:s/></text:p>
          </table:table-cell>
          <table:table-cell office:value-type="float" office:value="195445069.06" table:style-name="ce16">
            <text:p><text:s/>195.445.069,06<text:s/></text:p>
          </table:table-cell>
          <table:table-cell office:value-type="float" office:value="4190.12" table:style-name="ce16">
            <text:p><text:s/>4.190,12<text:s/></text:p>
          </table:table-cell>
          <table:table-cell office:value-type="float" office:value="307187030.81" table:style-name="ce17">
            <text:p><text:s/>307.187.030,8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7753082.6400000006" table:style-name="ce16">
            <text:p><text:s/>7.753.082,64<text:s/></text:p>
          </table:table-cell>
          <table:table-cell office:value-type="float" office:value="30870792.599999998" table:style-name="ce16">
            <text:p><text:s/>30.870.792,60<text:s/></text:p>
          </table:table-cell>
          <table:table-cell office:value-type="float" office:value="126696923.13000001" table:style-name="ce16">
            <text:p><text:s/>126.696.923,13<text:s/></text:p>
          </table:table-cell>
          <table:table-cell office:value-type="float" office:value="10237873.42" table:style-name="ce16">
            <text:p><text:s/>10.237.873,42<text:s/></text:p>
          </table:table-cell>
          <table:table-cell office:value-type="float" office:value="168638765.51999998" table:style-name="ce16">
            <text:p><text:s/>168.638.765,52<text:s/></text:p>
          </table:table-cell>
          <table:table-cell office:value-type="float" office:value="114794855.89" table:style-name="ce16">
            <text:p><text:s/>114.794.855,89<text:s/></text:p>
          </table:table-cell>
          <table:table-cell office:value-type="float" office:value="392900503.18000001" table:style-name="ce16">
            <text:p><text:s/>392.900.503,18<text:s/></text:p>
          </table:table-cell>
          <table:table-cell office:value-type="float" office:value="119010067.92999999" table:style-name="ce16">
            <text:p><text:s/>119.010.067,93<text:s/></text:p>
          </table:table-cell>
          <table:table-cell office:value-type="float" office:value="125858726.16999999" table:style-name="ce16">
            <text:p><text:s/>125.858.726,17<text:s/></text:p>
          </table:table-cell>
          <table:table-cell office:value-type="float" office:value="67414948.540000007" table:style-name="ce16">
            <text:p><text:s/>67.414.948,54<text:s/></text:p>
          </table:table-cell>
          <table:table-cell office:value-type="float" office:value="376105817.71999997" table:style-name="ce16">
            <text:p><text:s/>376.105.817,72<text:s/></text:p>
          </table:table-cell>
          <table:table-cell office:value-type="float" office:value="52746861.899999999" table:style-name="ce16">
            <text:p><text:s/>52.746.861,90<text:s/></text:p>
          </table:table-cell>
          <table:table-cell office:value-type="float" office:value="71666673.049999997" table:style-name="ce16">
            <text:p><text:s/>71.666.673,05<text:s/></text:p>
          </table:table-cell>
          <table:table-cell office:value-type="float" office:value="66990562.81000001" table:style-name="ce16">
            <text:p><text:s/>66.990.562,81<text:s/></text:p>
          </table:table-cell>
          <table:table-cell office:value-type="float" office:value="35388932.480000004" table:style-name="ce16">
            <text:p><text:s/>35.388.932,48<text:s/></text:p>
          </table:table-cell>
          <table:table-cell office:value-type="float" office:value="176712528.11999997" table:style-name="ce16">
            <text:p><text:s/>176.712.528,12<text:s/></text:p>
          </table:table-cell>
          <table:table-cell office:value-type="float" office:value="21960917.289999999" table:style-name="ce16">
            <text:p><text:s/>21.960.917,29<text:s/></text:p>
          </table:table-cell>
          <table:table-cell office:value-type="float" office:value="356447467.53999996" table:style-name="ce16">
            <text:p><text:s/>356.447.467,54<text:s/></text:p>
          </table:table-cell>
          <table:table-cell office:value-type="float" office:value="589548566.92000008" table:style-name="ce16">
            <text:p><text:s/>589.548.566,92<text:s/></text:p>
          </table:table-cell>
          <table:table-cell office:value-type="float" office:value="42800446.159999996" table:style-name="ce16">
            <text:p><text:s/>42.800.446,16<text:s/></text:p>
          </table:table-cell>
          <table:table-cell office:value-type="float" office:value="19698940.109999999" table:style-name="ce16">
            <text:p><text:s/>19.698.940,11<text:s/></text:p>
          </table:table-cell>
          <table:table-cell office:value-type="float" office:value="7042753.46" table:style-name="ce16">
            <text:p><text:s/>7.042.753,46<text:s/></text:p>
          </table:table-cell>
          <table:table-cell office:value-type="float" office:value="325970127.13999999" table:style-name="ce16">
            <text:p><text:s/>325.970.127,14<text:s/></text:p>
          </table:table-cell>
          <table:table-cell office:value-type="float" office:value="381897254.87" table:style-name="ce16">
            <text:p><text:s/>381.897.254,87<text:s/></text:p>
          </table:table-cell>
          <table:table-cell office:value-type="float" office:value="23309651.350000001" table:style-name="ce16">
            <text:p><text:s/>23.309.651,35<text:s/></text:p>
          </table:table-cell>
          <table:table-cell office:value-type="float" office:value="2157652264.5100002" table:style-name="ce16">
            <text:p><text:s/>2.157.652.264,51<text:s/></text:p>
          </table:table-cell>
          <table:table-cell office:value-type="float" office:value="17529017.320000004" table:style-name="ce16">
            <text:p><text:s/>17.529.017,32<text:s/></text:p>
          </table:table-cell>
          <table:table-cell office:value-type="float" office:value="5887645321.7699986" table:style-name="ce17">
            <text:p><text:s/>5.887.645.321,7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250242.2199999997" table:style-name="ce16">
            <text:p><text:s/>6.250.242,22<text:s/></text:p>
          </table:table-cell>
          <table:table-cell office:value-type="float" office:value="19871537.399999999" table:style-name="ce16">
            <text:p><text:s/>19.871.537,40<text:s/></text:p>
          </table:table-cell>
          <table:table-cell office:value-type="float" office:value="332699870.97000003" table:style-name="ce16">
            <text:p><text:s/>332.699.870,97<text:s/></text:p>
          </table:table-cell>
          <table:table-cell office:value-type="float" office:value="3709248.71" table:style-name="ce16">
            <text:p><text:s/>3.709.248,71<text:s/></text:p>
          </table:table-cell>
          <table:table-cell office:value-type="float" office:value="141368467.44" table:style-name="ce16">
            <text:p><text:s/>141.368.467,44<text:s/></text:p>
          </table:table-cell>
          <table:table-cell office:value-type="float" office:value="113019520.19" table:style-name="ce16">
            <text:p><text:s/>113.019.520,19<text:s/></text:p>
          </table:table-cell>
          <table:table-cell office:value-type="float" office:value="237241757.03" table:style-name="ce16">
            <text:p><text:s/>237.241.757,03<text:s/></text:p>
          </table:table-cell>
          <table:table-cell office:value-type="float" office:value="108822613.08" table:style-name="ce16">
            <text:p><text:s/>108.822.613,08<text:s/></text:p>
          </table:table-cell>
          <table:table-cell office:value-type="float" office:value="107574914.76000001" table:style-name="ce16">
            <text:p><text:s/>107.574.914,76<text:s/></text:p>
          </table:table-cell>
          <table:table-cell office:value-type="float" office:value="33136926.920000002" table:style-name="ce16">
            <text:p><text:s/>33.136.926,92<text:s/></text:p>
          </table:table-cell>
          <table:table-cell office:value-type="float" office:value="503677056.14999998" table:style-name="ce16">
            <text:p><text:s/>503.677.056,15<text:s/></text:p>
          </table:table-cell>
          <table:table-cell office:value-type="float" office:value="48588971.840000004" table:style-name="ce16">
            <text:p><text:s/>48.588.971,84<text:s/></text:p>
          </table:table-cell>
          <table:table-cell office:value-type="float" office:value="77879669.700000003" table:style-name="ce16">
            <text:p><text:s/>77.879.669,70<text:s/></text:p>
          </table:table-cell>
          <table:table-cell office:value-type="float" office:value="60908300.079999998" table:style-name="ce16">
            <text:p><text:s/>60.908.300,08<text:s/></text:p>
          </table:table-cell>
          <table:table-cell office:value-type="float" office:value="32331936.129999999" table:style-name="ce16">
            <text:p><text:s/>32.331.936,13<text:s/></text:p>
          </table:table-cell>
          <table:table-cell office:value-type="float" office:value="122123011.28" table:style-name="ce16">
            <text:p><text:s/>122.123.011,28<text:s/></text:p>
          </table:table-cell>
          <table:table-cell office:value-type="float" office:value="24819935.329999998" table:style-name="ce16">
            <text:p><text:s/>24.819.935,33<text:s/></text:p>
          </table:table-cell>
          <table:table-cell office:value-type="float" office:value="363827518.07999998" table:style-name="ce16">
            <text:p><text:s/>363.827.518,08<text:s/></text:p>
          </table:table-cell>
          <table:table-cell office:value-type="float" office:value="1190539440.3399999" table:style-name="ce16">
            <text:p><text:s/>1.190.539.440,34<text:s/></text:p>
          </table:table-cell>
          <table:table-cell office:value-type="float" office:value="32884911.920000002" table:style-name="ce16">
            <text:p><text:s/>32.884.911,92<text:s/></text:p>
          </table:table-cell>
          <table:table-cell office:value-type="float" office:value="14540933.619999999" table:style-name="ce16">
            <text:p><text:s/>14.540.933,62<text:s/></text:p>
          </table:table-cell>
          <table:table-cell office:value-type="float" office:value="6309824.6200000001" table:style-name="ce16">
            <text:p><text:s/>6.309.824,62<text:s/></text:p>
          </table:table-cell>
          <table:table-cell office:value-type="float" office:value="350757071.67000002" table:style-name="ce16">
            <text:p><text:s/>350.757.071,67<text:s/></text:p>
          </table:table-cell>
          <table:table-cell office:value-type="float" office:value="292311685.05000001" table:style-name="ce16">
            <text:p><text:s/>292.311.685,05<text:s/></text:p>
          </table:table-cell>
          <table:table-cell office:value-type="float" office:value="23871976.870000001" table:style-name="ce16">
            <text:p><text:s/>23.871.976,87<text:s/></text:p>
          </table:table-cell>
          <table:table-cell office:value-type="float" office:value="2945843005.2199998" table:style-name="ce16">
            <text:p><text:s/>2.945.843.005,22<text:s/></text:p>
          </table:table-cell>
          <table:table-cell office:value-type="float" office:value="19808061.010000002" table:style-name="ce16">
            <text:p><text:s/>19.808.061,01<text:s/></text:p>
          </table:table-cell>
          <table:table-cell office:value-type="float" office:value="7214718407.6299992" table:style-name="ce17">
            <text:p><text:s/>7.214.718.407,6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7653.36" table:style-name="ce16">
            <text:p><text:s/>7.653,36<text:s/></text:p>
          </table:table-cell>
          <table:table-cell office:value-type="float" office:value="10.89" table:style-name="ce16">
            <text:p><text:s/>10,89<text:s/></text:p>
          </table:table-cell>
          <table:table-cell office:value-type="float" office:value="196927.83" table:style-name="ce16">
            <text:p><text:s/>196.927,8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135583.7200000002" table:style-name="ce16">
            <text:p><text:s/>2.135.583,72<text:s/></text:p>
          </table:table-cell>
          <table:table-cell office:value-type="float" office:value="18448768.07" table:style-name="ce16">
            <text:p><text:s/>18.448.768,07<text:s/></text:p>
          </table:table-cell>
          <table:table-cell office:value-type="float" office:value="29769596.809999999" table:style-name="ce16">
            <text:p><text:s/>29.769.596,81<text:s/></text:p>
          </table:table-cell>
          <table:table-cell office:value-type="float" office:value="6734450.0899999999" table:style-name="ce16">
            <text:p><text:s/>6.734.450,09<text:s/></text:p>
          </table:table-cell>
          <table:table-cell office:value-type="float" office:value="984945.52" table:style-name="ce16">
            <text:p><text:s/>984.945,5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515440.38" table:style-name="ce16">
            <text:p><text:s/>4.515.440,38<text:s/></text:p>
          </table:table-cell>
          <table:table-cell office:value-type="float" office:value="62357.13" table:style-name="ce16">
            <text:p><text:s/>62.357,13<text:s/></text:p>
          </table:table-cell>
          <table:table-cell office:value-type="float" office:value="237362.08" table:style-name="ce16">
            <text:p><text:s/>237.362,08<text:s/></text:p>
          </table:table-cell>
          <table:table-cell office:value-type="float" office:value="7936432.4900000002" table:style-name="ce16">
            <text:p><text:s/>7.936.432,49<text:s/></text:p>
          </table:table-cell>
          <table:table-cell office:value-type="float" office:value="3572.35" table:style-name="ce16">
            <text:p><text:s/>3.572,35<text:s/></text:p>
          </table:table-cell>
          <table:table-cell office:value-type="float" office:value="335800.01" table:style-name="ce16">
            <text:p><text:s/>335.800,01<text:s/></text:p>
          </table:table-cell>
          <table:table-cell office:value-type="float" office:value="1922.02" table:style-name="ce16">
            <text:p><text:s/>1.922,02<text:s/></text:p>
          </table:table-cell>
          <table:table-cell office:value-type="float" office:value="12211749.699999999" table:style-name="ce16">
            <text:p><text:s/>12.211.749,70<text:s/></text:p>
          </table:table-cell>
          <table:table-cell office:value-type="float" office:value="89037572.709999993" table:style-name="ce16">
            <text:p><text:s/>89.037.572,71<text:s/></text:p>
          </table:table-cell>
          <table:table-cell office:value-type="float" office:value="52848.59" table:style-name="ce16">
            <text:p><text:s/>52.848,59<text:s/></text:p>
          </table:table-cell>
          <table:table-cell office:value-type="float" office:value="148218.57999999999" table:style-name="ce16">
            <text:p><text:s/>148.218,58<text:s/></text:p>
          </table:table-cell>
          <table:table-cell office:value-type="float" office:value="1135.82" table:style-name="ce16">
            <text:p><text:s/>1.135,82<text:s/></text:p>
          </table:table-cell>
          <table:table-cell office:value-type="float" office:value="28831215.170000002" table:style-name="ce16">
            <text:p><text:s/>28.831.215,17<text:s/></text:p>
          </table:table-cell>
          <table:table-cell office:value-type="float" office:value="1265799.08" table:style-name="ce16">
            <text:p><text:s/>1.265.799,08<text:s/></text:p>
          </table:table-cell>
          <table:table-cell office:value-type="float" office:value="2541904.9900000002" table:style-name="ce16">
            <text:p><text:s/>2.541.904,99<text:s/></text:p>
          </table:table-cell>
          <table:table-cell office:value-type="float" office:value="489814334.56" table:style-name="ce16">
            <text:p><text:s/>489.814.334,56<text:s/></text:p>
          </table:table-cell>
          <table:table-cell office:value-type="float" office:value="39849.85" table:style-name="ce16">
            <text:p><text:s/>39.849,85<text:s/></text:p>
          </table:table-cell>
          <table:table-cell office:value-type="float" office:value="695315451.80000007" table:style-name="ce17">
            <text:p><text:s/>695.315.451,8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242588.8600000003" table:style-name="ce16">
            <text:p><text:s/>6.242.588,86<text:s/></text:p>
          </table:table-cell>
          <table:table-cell office:value-type="float" office:value="19871526.509999998" table:style-name="ce16">
            <text:p><text:s/>19.871.526,51<text:s/></text:p>
          </table:table-cell>
          <table:table-cell office:value-type="float" office:value="332502943.13999999" table:style-name="ce16">
            <text:p><text:s/>332.502.943,14<text:s/></text:p>
          </table:table-cell>
          <table:table-cell office:value-type="float" office:value="3709248.71" table:style-name="ce16">
            <text:p><text:s/>3.709.248,71<text:s/></text:p>
          </table:table-cell>
          <table:table-cell office:value-type="float" office:value="139232883.72" table:style-name="ce16">
            <text:p><text:s/>139.232.883,72<text:s/></text:p>
          </table:table-cell>
          <table:table-cell office:value-type="float" office:value="94570752.120000005" table:style-name="ce16">
            <text:p><text:s/>94.570.752,12<text:s/></text:p>
          </table:table-cell>
          <table:table-cell office:value-type="float" office:value="207472160.22" table:style-name="ce16">
            <text:p><text:s/>207.472.160,22<text:s/></text:p>
          </table:table-cell>
          <table:table-cell office:value-type="float" office:value="102088162.99000001" table:style-name="ce16">
            <text:p><text:s/>102.088.162,99<text:s/></text:p>
          </table:table-cell>
          <table:table-cell office:value-type="float" office:value="106589969.23999999" table:style-name="ce16">
            <text:p><text:s/>106.589.969,24<text:s/></text:p>
          </table:table-cell>
          <table:table-cell office:value-type="float" office:value="33136926.920000002" table:style-name="ce16">
            <text:p><text:s/>33.136.926,92<text:s/></text:p>
          </table:table-cell>
          <table:table-cell office:value-type="float" office:value="499161615.77000004" table:style-name="ce16">
            <text:p><text:s/>499.161.615,77<text:s/></text:p>
          </table:table-cell>
          <table:table-cell office:value-type="float" office:value="48526614.710000001" table:style-name="ce16">
            <text:p><text:s/>48.526.614,71<text:s/></text:p>
          </table:table-cell>
          <table:table-cell office:value-type="float" office:value="77642307.620000005" table:style-name="ce16">
            <text:p><text:s/>77.642.307,62<text:s/></text:p>
          </table:table-cell>
          <table:table-cell office:value-type="float" office:value="52971867.589999996" table:style-name="ce16">
            <text:p><text:s/>52.971.867,59<text:s/></text:p>
          </table:table-cell>
          <table:table-cell office:value-type="float" office:value="32328363.780000005" table:style-name="ce16">
            <text:p><text:s/>32.328.363,78<text:s/></text:p>
          </table:table-cell>
          <table:table-cell office:value-type="float" office:value="121787211.27000001" table:style-name="ce16">
            <text:p><text:s/>121.787.211,27<text:s/></text:p>
          </table:table-cell>
          <table:table-cell office:value-type="float" office:value="24818013.309999999" table:style-name="ce16">
            <text:p><text:s/>24.818.013,31<text:s/></text:p>
          </table:table-cell>
          <table:table-cell office:value-type="float" office:value="351615768.38" table:style-name="ce16">
            <text:p><text:s/>351.615.768,38<text:s/></text:p>
          </table:table-cell>
          <table:table-cell office:value-type="float" office:value="1101501867.6299999" table:style-name="ce16">
            <text:p><text:s/>1.101.501.867,63<text:s/></text:p>
          </table:table-cell>
          <table:table-cell office:value-type="float" office:value="32832063.329999998" table:style-name="ce16">
            <text:p><text:s/>32.832.063,33<text:s/></text:p>
          </table:table-cell>
          <table:table-cell office:value-type="float" office:value="14392715.039999999" table:style-name="ce16">
            <text:p><text:s/>14.392.715,04<text:s/></text:p>
          </table:table-cell>
          <table:table-cell office:value-type="float" office:value="6308688.7999999998" table:style-name="ce16">
            <text:p><text:s/>6.308.688,80<text:s/></text:p>
          </table:table-cell>
          <table:table-cell office:value-type="float" office:value="321925856.5" table:style-name="ce16">
            <text:p><text:s/>321.925.856,50<text:s/></text:p>
          </table:table-cell>
          <table:table-cell office:value-type="float" office:value="291045885.96999997" table:style-name="ce16">
            <text:p><text:s/>291.045.885,97<text:s/></text:p>
          </table:table-cell>
          <table:table-cell office:value-type="float" office:value="21330071.880000003" table:style-name="ce16">
            <text:p><text:s/>21.330.071,88<text:s/></text:p>
          </table:table-cell>
          <table:table-cell office:value-type="float" office:value="2456028670.6600003" table:style-name="ce16">
            <text:p><text:s/>2.456.028.670,66<text:s/></text:p>
          </table:table-cell>
          <table:table-cell office:value-type="float" office:value="19768211.16" table:style-name="ce16">
            <text:p><text:s/>19.768.211,16<text:s/></text:p>
          </table:table-cell>
          <table:table-cell office:value-type="float" office:value="6519402955.8299999" table:style-name="ce17">
            <text:p><text:s/>6.519.402.955,8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6">
            <text:p>-00<text:s/></text:p>
          </table:table-cell>
          <table:table-cell office:value-type="float" office:value="16136.59" table:style-name="ce16">
            <text:p><text:s/>16.136,59<text:s/></text:p>
          </table:table-cell>
          <table:table-cell office:value-type="float" office:value="3017522.1" table:style-name="ce16">
            <text:p><text:s/>3.017.522,1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09481.93" table:style-name="ce16">
            <text:p><text:s/>409.481,93<text:s/></text:p>
          </table:table-cell>
          <table:table-cell office:value-type="float" office:value="5370050" table:style-name="ce16">
            <text:p><text:s/>5.370.050,00<text:s/></text:p>
          </table:table-cell>
          <table:table-cell office:value-type="float" office:value="2000" table:style-name="ce16">
            <text:p><text:s/>2.000,00<text:s/></text:p>
          </table:table-cell>
          <table:table-cell office:value-type="float" office:value="64302.85" table:style-name="ce16">
            <text:p><text:s/>64.302,85<text:s/></text:p>
          </table:table-cell>
          <table:table-cell office:value-type="float" office:value="4900.04" table:style-name="ce16">
            <text:p><text:s/>4.900,04<text:s/></text:p>
          </table:table-cell>
          <table:table-cell office:value-type="float" office:value="6241179.6799999997" table:style-name="ce16">
            <text:p><text:s/>6.241.179,68<text:s/></text:p>
          </table:table-cell>
          <table:table-cell office:value-type="float" office:value="458.79" table:style-name="ce16">
            <text:p><text:s/>458,7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91516.86" table:style-name="ce16">
            <text:p><text:s/>391.516,86<text:s/></text:p>
          </table:table-cell>
          <table:table-cell office:value-type="float" office:value="3400075.08" table:style-name="ce16">
            <text:p><text:s/>3.400.075,0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9844778.0999999996" table:style-name="ce16">
            <text:p><text:s/>9.844.778,1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8482125.43" table:style-name="ce16">
            <text:p><text:s/>18.482.125,43<text:s/></text:p>
          </table:table-cell>
          <table:table-cell office:value-type="float" office:value="686282.16" table:style-name="ce16">
            <text:p><text:s/>686.282,1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57965.9" table:style-name="ce16">
            <text:p><text:s/>1.457.965,9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049861.73" table:style-name="ce16">
            <text:p><text:s/>1.049.861,7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50438637.239999987" table:style-name="ce17">
            <text:p><text:s/>50.438.637,2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256827.8200000003" table:style-name="ce16">
            <text:p><text:s/>8.256.827,82<text:s/></text:p>
          </table:table-cell>
          <table:table-cell office:value-type="float" office:value="30943375.23" table:style-name="ce16">
            <text:p><text:s/>30.943.375,23<text:s/></text:p>
          </table:table-cell>
          <table:table-cell office:value-type="float" office:value="38277910.039999999" table:style-name="ce16">
            <text:p><text:s/>38.277.910,04<text:s/></text:p>
          </table:table-cell>
          <table:table-cell office:value-type="float" office:value="24538937.030000001" table:style-name="ce16">
            <text:p><text:s/>24.538.937,03<text:s/></text:p>
          </table:table-cell>
          <table:table-cell office:value-type="float" office:value="86441556.920000002" table:style-name="ce16">
            <text:p><text:s/>86.441.556,92<text:s/></text:p>
          </table:table-cell>
          <table:table-cell office:value-type="float" office:value="63456083.43" table:style-name="ce16">
            <text:p><text:s/>63.456.083,43<text:s/></text:p>
          </table:table-cell>
          <table:table-cell office:value-type="float" office:value="1889917626.25" table:style-name="ce16">
            <text:p><text:s/>1.889.917.626,25<text:s/></text:p>
          </table:table-cell>
          <table:table-cell office:value-type="float" office:value="41233836.979999997" table:style-name="ce16">
            <text:p><text:s/>41.233.836,98<text:s/></text:p>
          </table:table-cell>
          <table:table-cell office:value-type="float" office:value="57471884.450000003" table:style-name="ce16">
            <text:p><text:s/>57.471.884,45<text:s/></text:p>
          </table:table-cell>
          <table:table-cell office:value-type="float" office:value="35023170.619999997" table:style-name="ce16">
            <text:p><text:s/>35.023.170,62<text:s/></text:p>
          </table:table-cell>
          <table:table-cell office:value-type="float" office:value="216927338.69999999" table:style-name="ce16">
            <text:p><text:s/>216.927.338,70<text:s/></text:p>
          </table:table-cell>
          <table:table-cell office:value-type="float" office:value="30727816.370000001" table:style-name="ce16">
            <text:p><text:s/>30.727.816,37<text:s/></text:p>
          </table:table-cell>
          <table:table-cell office:value-type="float" office:value="47112170.340000004" table:style-name="ce16">
            <text:p><text:s/>47.112.170,34<text:s/></text:p>
          </table:table-cell>
          <table:table-cell office:value-type="float" office:value="66661441.109999999" table:style-name="ce16">
            <text:p><text:s/>66.661.441,11<text:s/></text:p>
          </table:table-cell>
          <table:table-cell office:value-type="float" office:value="65201526.859999999" table:style-name="ce16">
            <text:p><text:s/>65.201.526,86<text:s/></text:p>
          </table:table-cell>
          <table:table-cell office:value-type="float" office:value="98500186.569999993" table:style-name="ce16">
            <text:p><text:s/>98.500.186,57<text:s/></text:p>
          </table:table-cell>
          <table:table-cell office:value-type="float" office:value="27768951.239999998" table:style-name="ce16">
            <text:p><text:s/>27.768.951,24<text:s/></text:p>
          </table:table-cell>
          <table:table-cell office:value-type="float" office:value="102555179.28" table:style-name="ce16">
            <text:p><text:s/>102.555.179,28<text:s/></text:p>
          </table:table-cell>
          <table:table-cell office:value-type="float" office:value="346559955.07999998" table:style-name="ce16">
            <text:p><text:s/>346.559.955,08<text:s/></text:p>
          </table:table-cell>
          <table:table-cell office:value-type="float" office:value="50358410.43" table:style-name="ce16">
            <text:p><text:s/>50.358.410,43<text:s/></text:p>
          </table:table-cell>
          <table:table-cell office:value-type="float" office:value="31883044.219999999" table:style-name="ce16">
            <text:p><text:s/>31.883.044,22<text:s/></text:p>
          </table:table-cell>
          <table:table-cell office:value-type="float" office:value="23377977.039999999" table:style-name="ce16">
            <text:p><text:s/>23.377.977,04<text:s/></text:p>
          </table:table-cell>
          <table:table-cell office:value-type="float" office:value="168909022.03999999" table:style-name="ce16">
            <text:p><text:s/>168.909.022,04<text:s/></text:p>
          </table:table-cell>
          <table:table-cell office:value-type="float" office:value="74358941.540000007" table:style-name="ce16">
            <text:p><text:s/>74.358.941,54<text:s/></text:p>
          </table:table-cell>
          <table:table-cell office:value-type="float" office:value="25352418.690000001" table:style-name="ce16">
            <text:p><text:s/>25.352.418,69<text:s/></text:p>
          </table:table-cell>
          <table:table-cell office:value-type="float" office:value="237998594.74000001" table:style-name="ce16">
            <text:p><text:s/>237.998.594,74<text:s/></text:p>
          </table:table-cell>
          <table:table-cell office:value-type="float" office:value="12099147.039999999" table:style-name="ce16">
            <text:p><text:s/>12.099.147,04<text:s/></text:p>
          </table:table-cell>
          <table:table-cell office:value-type="float" office:value="3901913330.0599995" table:style-name="ce17">
            <text:p><text:s/>3.901.913.330,0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717321.91" table:style-name="ce16">
            <text:p><text:s/>717.321,91<text:s/></text:p>
          </table:table-cell>
          <table:table-cell office:value-type="float" office:value="3798752.91" table:style-name="ce16">
            <text:p><text:s/>3.798.752,91<text:s/></text:p>
          </table:table-cell>
          <table:table-cell office:value-type="float" office:value="10163871.42" table:style-name="ce16">
            <text:p><text:s/>10.163.871,42<text:s/></text:p>
          </table:table-cell>
          <table:table-cell office:value-type="float" office:value="846681.91" table:style-name="ce16">
            <text:p><text:s/>846.681,91<text:s/></text:p>
          </table:table-cell>
          <table:table-cell office:value-type="float" office:value="9552105.7300000004" table:style-name="ce16">
            <text:p><text:s/>9.552.105,73<text:s/></text:p>
          </table:table-cell>
          <table:table-cell office:value-type="float" office:value="10065250.92" table:style-name="ce16">
            <text:p><text:s/>10.065.250,92<text:s/></text:p>
          </table:table-cell>
          <table:table-cell office:value-type="float" office:value="580531962.59000003" table:style-name="ce16">
            <text:p><text:s/>580.531.962,59<text:s/></text:p>
          </table:table-cell>
          <table:table-cell office:value-type="float" office:value="22189443.510000002" table:style-name="ce16">
            <text:p><text:s/>22.189.443,51<text:s/></text:p>
          </table:table-cell>
          <table:table-cell office:value-type="float" office:value="24964775.079999998" table:style-name="ce16">
            <text:p><text:s/>24.964.775,08<text:s/></text:p>
          </table:table-cell>
          <table:table-cell office:value-type="float" office:value="3428178.86" table:style-name="ce16">
            <text:p><text:s/>3.428.178,86<text:s/></text:p>
          </table:table-cell>
          <table:table-cell office:value-type="float" office:value="8709258.6699999962" table:style-name="ce16">
            <text:p><text:s/>8.709.258,67<text:s/></text:p>
          </table:table-cell>
          <table:table-cell office:value-type="float" office:value="3037108.2" table:style-name="ce16">
            <text:p><text:s/>3.037.108,20<text:s/></text:p>
          </table:table-cell>
          <table:table-cell office:value-type="float" office:value="21976921.649999999" table:style-name="ce16">
            <text:p><text:s/>21.976.921,65<text:s/></text:p>
          </table:table-cell>
          <table:table-cell office:value-type="float" office:value="9660228.4299999997" table:style-name="ce16">
            <text:p><text:s/>9.660.228,43<text:s/></text:p>
          </table:table-cell>
          <table:table-cell office:value-type="float" office:value="1629210.89" table:style-name="ce16">
            <text:p><text:s/>1.629.210,89<text:s/></text:p>
          </table:table-cell>
          <table:table-cell office:value-type="float" office:value="21707845.260000002" table:style-name="ce16">
            <text:p><text:s/>21.707.845,26<text:s/></text:p>
          </table:table-cell>
          <table:table-cell office:value-type="float" office:value="1198877.97" table:style-name="ce16">
            <text:p><text:s/>1.198.877,97<text:s/></text:p>
          </table:table-cell>
          <table:table-cell office:value-type="float" office:value="59780260.07" table:style-name="ce16">
            <text:p><text:s/>59.780.260,07<text:s/></text:p>
          </table:table-cell>
          <table:table-cell office:value-type="float" office:value="805376694.33000004" table:style-name="ce16">
            <text:p><text:s/>805.376.694,33<text:s/></text:p>
          </table:table-cell>
          <table:table-cell office:value-type="float" office:value="2713118.9099999997" table:style-name="ce16">
            <text:p><text:s/>2.713.118,91<text:s/></text:p>
          </table:table-cell>
          <table:table-cell office:value-type="float" office:value="970975.92999999993" table:style-name="ce16">
            <text:p><text:s/>970.975,93<text:s/></text:p>
          </table:table-cell>
          <table:table-cell office:value-type="float" office:value="762330.5" table:style-name="ce16">
            <text:p><text:s/>762.330,50<text:s/></text:p>
          </table:table-cell>
          <table:table-cell office:value-type="float" office:value="26583383.789999999" table:style-name="ce16">
            <text:p><text:s/>26.583.383,79<text:s/></text:p>
          </table:table-cell>
          <table:table-cell office:value-type="float" office:value="92689025.780000001" table:style-name="ce16">
            <text:p><text:s/>92.689.025,78<text:s/></text:p>
          </table:table-cell>
          <table:table-cell office:value-type="float" office:value="2011471.4000000001" table:style-name="ce16">
            <text:p><text:s/>2.011.471,40<text:s/></text:p>
          </table:table-cell>
          <table:table-cell office:value-type="float" office:value="574885705.99000001" table:style-name="ce16">
            <text:p><text:s/>574.885.705,99<text:s/></text:p>
          </table:table-cell>
          <table:table-cell office:value-type="float" office:value="1759303.92" table:style-name="ce16">
            <text:p><text:s/>1.759.303,92<text:s/></text:p>
          </table:table-cell>
          <table:table-cell office:value-type="float" office:value="2301710066.5300002" table:style-name="ce17">
            <text:p><text:s/>2.301.710.066,53<text:s/></text:p>
          </table:table-cell>
          <table:table-cell table:number-columns-repeated="16355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71036748.899999991" table:style-name="ce20">
            <text:p><text:s/>71.036.748,90<text:s/></text:p>
          </table:table-cell>
          <table:table-cell office:value-type="float" office:value="273677446.74000001" table:style-name="ce20">
            <text:p><text:s/>273.677.446,74<text:s/></text:p>
          </table:table-cell>
          <table:table-cell office:value-type="float" office:value="1888436042.7399998" table:style-name="ce20">
            <text:p><text:s/>1.888.436.042,74<text:s/></text:p>
          </table:table-cell>
          <table:table-cell office:value-type="float" office:value="88166361.950000003" table:style-name="ce20">
            <text:p><text:s/>88.166.361,95<text:s/></text:p>
          </table:table-cell>
          <table:table-cell office:value-type="float" office:value="1809912380.7299998" table:style-name="ce20">
            <text:p><text:s/>1.809.912.380,73<text:s/></text:p>
          </table:table-cell>
          <table:table-cell office:value-type="float" office:value="1320360753.23" table:style-name="ce20">
            <text:p><text:s/>1.320.360.753,23<text:s/></text:p>
          </table:table-cell>
          <table:table-cell office:value-type="float" office:value="10233831561.700001" table:style-name="ce20">
            <text:p><text:s/>10.233.831.561,70<text:s/></text:p>
          </table:table-cell>
          <table:table-cell office:value-type="float" office:value="1577313349.3099999" table:style-name="ce20">
            <text:p><text:s/>1.577.313.349,31<text:s/></text:p>
          </table:table-cell>
          <table:table-cell office:value-type="float" office:value="1222479705.3399999" table:style-name="ce20">
            <text:p><text:s/>1.222.479.705,34<text:s/></text:p>
          </table:table-cell>
          <table:table-cell office:value-type="float" office:value="510760012.12" table:style-name="ce20">
            <text:p><text:s/>510.760.012,12<text:s/></text:p>
          </table:table-cell>
          <table:table-cell office:value-type="float" office:value="5592864388.6199999" table:style-name="ce20">
            <text:p><text:s/>5.592.864.388,62<text:s/></text:p>
          </table:table-cell>
          <table:table-cell office:value-type="float" office:value="540440624.70000005" table:style-name="ce20">
            <text:p><text:s/>540.440.624,70<text:s/></text:p>
          </table:table-cell>
          <table:table-cell office:value-type="float" office:value="750724756.91999996" table:style-name="ce20">
            <text:p><text:s/>750.724.756,92<text:s/></text:p>
          </table:table-cell>
          <table:table-cell office:value-type="float" office:value="705173769.42999995" table:style-name="ce20">
            <text:p><text:s/>705.173.769,43<text:s/></text:p>
          </table:table-cell>
          <table:table-cell office:value-type="float" office:value="440228299.46000004" table:style-name="ce20">
            <text:p><text:s/>440.228.299,46<text:s/></text:p>
          </table:table-cell>
          <table:table-cell office:value-type="float" office:value="1855345240.97" table:style-name="ce20">
            <text:p><text:s/>1.855.345.240,97<text:s/></text:p>
          </table:table-cell>
          <table:table-cell office:value-type="float" office:value="246782026.72999996" table:style-name="ce20">
            <text:p><text:s/>246.782.026,73<text:s/></text:p>
          </table:table-cell>
          <table:table-cell office:value-type="float" office:value="4583707766.0599995" table:style-name="ce20">
            <text:p><text:s/>4.583.707.766,06<text:s/></text:p>
          </table:table-cell>
          <table:table-cell office:value-type="float" office:value="13324720572.629999" table:style-name="ce20">
            <text:p><text:s/>13.324.720.572,63<text:s/></text:p>
          </table:table-cell>
          <table:table-cell office:value-type="float" office:value="380245456.20000005" table:style-name="ce20">
            <text:p><text:s/>380.245.456,20<text:s/></text:p>
          </table:table-cell>
          <table:table-cell office:value-type="float" office:value="219839975.52999997" table:style-name="ce20">
            <text:p><text:s/>219.839.975,53<text:s/></text:p>
          </table:table-cell>
          <table:table-cell office:value-type="float" office:value="76854871.11999999" table:style-name="ce20">
            <text:p><text:s/>76.854.871,12<text:s/></text:p>
          </table:table-cell>
          <table:table-cell office:value-type="float" office:value="4349034744.5699997" table:style-name="ce20">
            <text:p><text:s/>4.349.034.744,57<text:s/></text:p>
          </table:table-cell>
          <table:table-cell office:value-type="float" office:value="5341559618.3299999" table:style-name="ce20">
            <text:p><text:s/>5.341.559.618,33<text:s/></text:p>
          </table:table-cell>
          <table:table-cell office:value-type="float" office:value="234673843.00999999" table:style-name="ce20">
            <text:p><text:s/>234.673.843,01<text:s/></text:p>
          </table:table-cell>
          <table:table-cell office:value-type="float" office:value="40517553385.440002" table:style-name="ce20">
            <text:p><text:s/>40.517.553.385,44<text:s/></text:p>
          </table:table-cell>
          <table:table-cell office:value-type="float" office:value="155045821.27000001" table:style-name="ce20">
            <text:p><text:s/>155.045.821,27<text:s/></text:p>
          </table:table-cell>
          <table:table-cell office:value-type="float" office:value="98310769523.75" table:style-name="ce21">
            <text:p><text:s/>98.310.769.523,75<text:s/></text:p>
          </table:table-cell>
          <table:table-cell table:number-columns-repeated="16355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98266046.010647342" table:style-name="ce24">
            <text:p><text:s/>98.266.046,01<text:s/></text:p>
          </table:table-cell>
          <table:table-cell office:value-type="float" office:value="282786106.94688475" table:style-name="ce24">
            <text:p><text:s/>282.786.106,95<text:s/></text:p>
          </table:table-cell>
          <table:table-cell office:value-type="float" office:value="615499588.9156723" table:style-name="ce24">
            <text:p><text:s/>615.499.588,92<text:s/></text:p>
          </table:table-cell>
          <table:table-cell office:value-type="float" office:value="59130812.752356566" table:style-name="ce24">
            <text:p><text:s/>59.130.812,75<text:s/></text:p>
          </table:table-cell>
          <table:table-cell office:value-type="float" office:value="1746985684.5084393" table:style-name="ce24">
            <text:p><text:s/>1.746.985.684,51<text:s/></text:p>
          </table:table-cell>
          <table:table-cell office:value-type="float" office:value="1349062859.2396574" table:style-name="ce24">
            <text:p><text:s/>1.349.062.859,24<text:s/></text:p>
          </table:table-cell>
          <table:table-cell office:value-type="float" office:value="2899049875.5182204" table:style-name="ce24">
            <text:p><text:s/>2.899.049.875,52<text:s/></text:p>
          </table:table-cell>
          <table:table-cell office:value-type="float" office:value="939300171.23355114" table:style-name="ce24">
            <text:p><text:s/>939.300.171,23<text:s/></text:p>
          </table:table-cell>
          <table:table-cell office:value-type="float" office:value="1118957949.1429589" table:style-name="ce24">
            <text:p><text:s/>1.118.957.949,14<text:s/></text:p>
          </table:table-cell>
          <table:table-cell office:value-type="float" office:value="483869085.32110375" table:style-name="ce24">
            <text:p><text:s/>483.869.085,32<text:s/></text:p>
          </table:table-cell>
          <table:table-cell office:value-type="float" office:value="4893824900.2769279" table:style-name="ce24">
            <text:p><text:s/>4.893.824.900,28<text:s/></text:p>
          </table:table-cell>
          <table:table-cell office:value-type="float" office:value="535274014.93446189" table:style-name="ce24">
            <text:p><text:s/>535.274.014,93<text:s/></text:p>
          </table:table-cell>
          <table:table-cell office:value-type="float" office:value="791906546.14888418" table:style-name="ce24">
            <text:p><text:s/>791.906.546,15<text:s/></text:p>
          </table:table-cell>
          <table:table-cell office:value-type="float" office:value="797549045.38400137" table:style-name="ce24">
            <text:p><text:s/>797.549.045,38<text:s/></text:p>
          </table:table-cell>
          <table:table-cell office:value-type="float" office:value="472209482.78450406" table:style-name="ce24">
            <text:p><text:s/>472.209.482,78<text:s/></text:p>
          </table:table-cell>
          <table:table-cell office:value-type="float" office:value="1210532934.7728226" table:style-name="ce24">
            <text:p><text:s/>1.210.532.934,77<text:s/></text:p>
          </table:table-cell>
          <table:table-cell office:value-type="float" office:value="311410418.42684543" table:style-name="ce24">
            <text:p><text:s/>311.410.418,43<text:s/></text:p>
          </table:table-cell>
          <table:table-cell office:value-type="float" office:value="3492424740.5356836" table:style-name="ce24">
            <text:p><text:s/>3.492.424.740,54<text:s/></text:p>
          </table:table-cell>
          <table:table-cell office:value-type="float" office:value="5631270709.1074495" table:style-name="ce24">
            <text:p><text:s/>5.631.270.709,11<text:s/></text:p>
          </table:table-cell>
          <table:table-cell office:value-type="float" office:value="412439683.89073426" table:style-name="ce24">
            <text:p><text:s/>412.439.683,89<text:s/></text:p>
          </table:table-cell>
          <table:table-cell office:value-type="float" office:value="235171092.9514111" table:style-name="ce24">
            <text:p><text:s/>235.171.092,95<text:s/></text:p>
          </table:table-cell>
          <table:table-cell office:value-type="float" office:value="70713647.728978008" table:style-name="ce24">
            <text:p><text:s/>70.713.647,73<text:s/></text:p>
          </table:table-cell>
          <table:table-cell office:value-type="float" office:value="3395562039.8387909" table:style-name="ce24">
            <text:p><text:s/>3.395.562.039,84<text:s/></text:p>
          </table:table-cell>
          <table:table-cell office:value-type="float" office:value="2978976116.790565" table:style-name="ce24">
            <text:p><text:s/>2.978.976.116,79<text:s/></text:p>
          </table:table-cell>
          <table:table-cell office:value-type="float" office:value="298878393.12971276" table:style-name="ce24">
            <text:p><text:s/>298.878.393,13<text:s/></text:p>
          </table:table-cell>
          <table:table-cell office:value-type="float" office:value="22742189063.988186" table:style-name="ce24">
            <text:p><text:s/>22.742.189.063,99<text:s/></text:p>
          </table:table-cell>
          <table:table-cell office:value-type="float" office:value="194791236.96057659" table:style-name="ce24">
            <text:p><text:s/>194.791.236,96<text:s/></text:p>
          </table:table-cell>
          <table:table-cell office:value-type="float" office:value="58058032247.240028" table:style-name="ce25">
            <text:p><text:s/>58.058.032.247,24<text:s/></text:p>
          </table:table-cell>
          <table:table-cell table:number-columns-repeated="16355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69302794.91064733" table:style-name="ce20">
            <text:p><text:s/>169.302.794,91<text:s/></text:p>
          </table:table-cell>
          <table:table-cell office:value-type="float" office:value="556463553.68688476" table:style-name="ce20">
            <text:p><text:s/>556.463.553,69<text:s/></text:p>
          </table:table-cell>
          <table:table-cell office:value-type="float" office:value="2503935631.6556721" table:style-name="ce20">
            <text:p><text:s/>2.503.935.631,66<text:s/></text:p>
          </table:table-cell>
          <table:table-cell office:value-type="float" office:value="147297174.70235658" table:style-name="ce20">
            <text:p><text:s/>147.297.174,70<text:s/></text:p>
          </table:table-cell>
          <table:table-cell office:value-type="float" office:value="3556898065.2384391" table:style-name="ce20">
            <text:p><text:s/>3.556.898.065,24<text:s/></text:p>
          </table:table-cell>
          <table:table-cell office:value-type="float" office:value="2669423612.4696574" table:style-name="ce20">
            <text:p><text:s/>2.669.423.612,47<text:s/></text:p>
          </table:table-cell>
          <table:table-cell office:value-type="float" office:value="13132881437.218222" table:style-name="ce20">
            <text:p><text:s/>13.132.881.437,22<text:s/></text:p>
          </table:table-cell>
          <table:table-cell office:value-type="float" office:value="2516613520.543551" table:style-name="ce20">
            <text:p><text:s/>2.516.613.520,54<text:s/></text:p>
          </table:table-cell>
          <table:table-cell office:value-type="float" office:value="2341437654.4829588" table:style-name="ce20">
            <text:p><text:s/>2.341.437.654,48<text:s/></text:p>
          </table:table-cell>
          <table:table-cell office:value-type="float" office:value="994629097.4411037" table:style-name="ce20">
            <text:p><text:s/>994.629.097,44<text:s/></text:p>
          </table:table-cell>
          <table:table-cell office:value-type="float" office:value="10486689288.896927" table:style-name="ce20">
            <text:p><text:s/>10.486.689.288,90<text:s/></text:p>
          </table:table-cell>
          <table:table-cell office:value-type="float" office:value="1075714639.6344619" table:style-name="ce20">
            <text:p><text:s/>1.075.714.639,63<text:s/></text:p>
          </table:table-cell>
          <table:table-cell office:value-type="float" office:value="1542631303.0688841" table:style-name="ce20">
            <text:p><text:s/>1.542.631.303,07<text:s/></text:p>
          </table:table-cell>
          <table:table-cell office:value-type="float" office:value="1502722814.8140013" table:style-name="ce20">
            <text:p><text:s/>1.502.722.814,81<text:s/></text:p>
          </table:table-cell>
          <table:table-cell office:value-type="float" office:value="912437782.24450409" table:style-name="ce20">
            <text:p><text:s/>912.437.782,24<text:s/></text:p>
          </table:table-cell>
          <table:table-cell office:value-type="float" office:value="3065878175.7428226" table:style-name="ce20">
            <text:p><text:s/>3.065.878.175,74<text:s/></text:p>
          </table:table-cell>
          <table:table-cell office:value-type="float" office:value="558192445.15684533" table:style-name="ce20">
            <text:p><text:s/>558.192.445,16<text:s/></text:p>
          </table:table-cell>
          <table:table-cell office:value-type="float" office:value="8076132506.5956831" table:style-name="ce20">
            <text:p><text:s/>8.076.132.506,60<text:s/></text:p>
          </table:table-cell>
          <table:table-cell office:value-type="float" office:value="18955991281.73745" table:style-name="ce20">
            <text:p><text:s/>18.955.991.281,74<text:s/></text:p>
          </table:table-cell>
          <table:table-cell office:value-type="float" office:value="792685140.09073424" table:style-name="ce20">
            <text:p><text:s/>792.685.140,09<text:s/></text:p>
          </table:table-cell>
          <table:table-cell office:value-type="float" office:value="455011068.4814111" table:style-name="ce20">
            <text:p><text:s/>455.011.068,48<text:s/></text:p>
          </table:table-cell>
          <table:table-cell office:value-type="float" office:value="147568518.84897798" table:style-name="ce20">
            <text:p><text:s/>147.568.518,85<text:s/></text:p>
          </table:table-cell>
          <table:table-cell office:value-type="float" office:value="7744596784.4087906" table:style-name="ce20">
            <text:p><text:s/>7.744.596.784,41<text:s/></text:p>
          </table:table-cell>
          <table:table-cell office:value-type="float" office:value="8320535735.1205654" table:style-name="ce20">
            <text:p><text:s/>8.320.535.735,12<text:s/></text:p>
          </table:table-cell>
          <table:table-cell office:value-type="float" office:value="533552236.13971275" table:style-name="ce20">
            <text:p><text:s/>533.552.236,14<text:s/></text:p>
          </table:table-cell>
          <table:table-cell office:value-type="float" office:value="63259742449.428192" table:style-name="ce20">
            <text:p><text:s/>63.259.742.449,43<text:s/></text:p>
          </table:table-cell>
          <table:table-cell office:value-type="float" office:value="349837058.23057663" table:style-name="ce20">
            <text:p><text:s/>349.837.058,23<text:s/></text:p>
          </table:table-cell>
          <table:table-cell office:value-type="float" office:value="156368801770.99002" table:style-name="ce21">
            <text:p><text:s/>156.368.801.770,99<text:s/></text:p>
          </table:table-cell>
          <table:table-cell table:number-columns-repeated="16355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1199827.293070181" table:style-name="ce26">
            <text:p><text:s/>1.199.827,29<text:s/></text:p>
          </table:table-cell>
          <table:table-cell office:value-type="float" office:value="5150987.0083039533" table:style-name="ce26">
            <text:p><text:s/>5.150.987,01<text:s/></text:p>
          </table:table-cell>
          <table:table-cell office:value-type="float" office:value="5482740.1827099193" table:style-name="ce26">
            <text:p><text:s/>5.482.740,18<text:s/></text:p>
          </table:table-cell>
          <table:table-cell office:value-type="float" office:value="943349.28330902779" table:style-name="ce26">
            <text:p><text:s/>943.349,28<text:s/></text:p>
          </table:table-cell>
          <table:table-cell office:value-type="float" office:value="18256521.56616015" table:style-name="ce26">
            <text:p><text:s/>18.256.521,57<text:s/></text:p>
          </table:table-cell>
          <table:table-cell office:value-type="float" office:value="23290255.111881129" table:style-name="ce26">
            <text:p><text:s/>23.290.255,11<text:s/></text:p>
          </table:table-cell>
          <table:table-cell office:value-type="float" office:value="30580288.565025549" table:style-name="ce26">
            <text:p><text:s/>30.580.288,57<text:s/></text:p>
          </table:table-cell>
          <table:table-cell office:value-type="float" office:value="10387611.618404508" table:style-name="ce26">
            <text:p><text:s/>10.387.611,62<text:s/></text:p>
          </table:table-cell>
          <table:table-cell office:value-type="float" office:value="15915981.272064716" table:style-name="ce26">
            <text:p><text:s/>15.915.981,27<text:s/></text:p>
          </table:table-cell>
          <table:table-cell office:value-type="float" office:value="6866729.3649430089" table:style-name="ce26">
            <text:p><text:s/>6.866.729,36<text:s/></text:p>
          </table:table-cell>
          <table:table-cell office:value-type="float" office:value="56273987.043292582" table:style-name="ce26">
            <text:p><text:s/>56.273.987,04<text:s/></text:p>
          </table:table-cell>
          <table:table-cell office:value-type="float" office:value="7357322.0550845368" table:style-name="ce26">
            <text:p><text:s/>7.357.322,06<text:s/></text:p>
          </table:table-cell>
          <table:table-cell office:value-type="float" office:value="13719961.221834347" table:style-name="ce26">
            <text:p><text:s/>13.719.961,22<text:s/></text:p>
          </table:table-cell>
          <table:table-cell office:value-type="float" office:value="9715737.9739613794" table:style-name="ce26">
            <text:p><text:s/>9.715.737,97<text:s/></text:p>
          </table:table-cell>
          <table:table-cell office:value-type="float" office:value="5056513.0334033724" table:style-name="ce26">
            <text:p><text:s/>5.056.513,03<text:s/></text:p>
          </table:table-cell>
          <table:table-cell office:value-type="float" office:value="18063056.203547359" table:style-name="ce26">
            <text:p><text:s/>18.063.056,20<text:s/></text:p>
          </table:table-cell>
          <table:table-cell office:value-type="float" office:value="5258243.737695815" table:style-name="ce26">
            <text:p><text:s/>5.258.243,74<text:s/></text:p>
          </table:table-cell>
          <table:table-cell office:value-type="float" office:value="48971359.905648038" table:style-name="ce26">
            <text:p><text:s/>48.971.359,91<text:s/></text:p>
          </table:table-cell>
          <table:table-cell office:value-type="float" office:value="2104506112.2310305" table:style-name="ce26">
            <text:p><text:s/>2.104.506.112,23<text:s/></text:p>
          </table:table-cell>
          <table:table-cell office:value-type="float" office:value="9208416.4390913881" table:style-name="ce26">
            <text:p><text:s/>9.208.416,44<text:s/></text:p>
          </table:table-cell>
          <table:table-cell office:value-type="float" office:value="2551130.5708444002" table:style-name="ce26">
            <text:p><text:s/>2.551.130,57<text:s/></text:p>
          </table:table-cell>
          <table:table-cell office:value-type="float" office:value="849648.76549821603" table:style-name="ce26">
            <text:p><text:s/>849.648,77<text:s/></text:p>
          </table:table-cell>
          <table:table-cell office:value-type="float" office:value="42426247.230657361" table:style-name="ce26">
            <text:p><text:s/>42.426.247,23<text:s/></text:p>
          </table:table-cell>
          <table:table-cell office:value-type="float" office:value="27881922.730329148" table:style-name="ce26">
            <text:p><text:s/>27.881.922,73<text:s/></text:p>
          </table:table-cell>
          <table:table-cell office:value-type="float" office:value="3432332.3827721216" table:style-name="ce26">
            <text:p><text:s/>3.432.332,38<text:s/></text:p>
          </table:table-cell>
          <table:table-cell office:value-type="float" office:value="219455231.99261564" table:style-name="ce26">
            <text:p><text:s/>219.455.231,99<text:s/></text:p>
          </table:table-cell>
          <table:table-cell office:value-type="float" office:value="2975421.9167906977" table:style-name="ce26">
            <text:p><text:s/>2.975.421,92<text:s/></text:p>
          </table:table-cell>
          <table:table-cell office:value-type="float" office:value="2695776936.6999693" table:style-name="ce27">
            <text:p><text:s/>2.695.776.936,70<text:s/></text:p>
          </table:table-cell>
          <table:table-cell table:number-columns-repeated="16355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70502622.2037175" table:style-name="ce20">
            <text:p><text:s/>170.502.622,20<text:s/></text:p>
          </table:table-cell>
          <table:table-cell office:value-type="float" office:value="561614540.69518876" table:style-name="ce20">
            <text:p><text:s/>561.614.540,70<text:s/></text:p>
          </table:table-cell>
          <table:table-cell office:value-type="float" office:value="2509418371.8383818" table:style-name="ce20">
            <text:p><text:s/>2.509.418.371,84<text:s/></text:p>
          </table:table-cell>
          <table:table-cell office:value-type="float" office:value="148240523.98566562" table:style-name="ce20">
            <text:p><text:s/>148.240.523,99<text:s/></text:p>
          </table:table-cell>
          <table:table-cell office:value-type="float" office:value="3575154586.8045993" table:style-name="ce20">
            <text:p><text:s/>3.575.154.586,80<text:s/></text:p>
          </table:table-cell>
          <table:table-cell office:value-type="float" office:value="2692713867.5815387" table:style-name="ce20">
            <text:p><text:s/>2.692.713.867,58<text:s/></text:p>
          </table:table-cell>
          <table:table-cell office:value-type="float" office:value="13163461725.783247" table:style-name="ce20">
            <text:p><text:s/>13.163.461.725,78<text:s/></text:p>
          </table:table-cell>
          <table:table-cell office:value-type="float" office:value="2527001132.1619554" table:style-name="ce20">
            <text:p><text:s/>2.527.001.132,16<text:s/></text:p>
          </table:table-cell>
          <table:table-cell office:value-type="float" office:value="2357353635.7550235" table:style-name="ce20">
            <text:p><text:s/>2.357.353.635,76<text:s/></text:p>
          </table:table-cell>
          <table:table-cell office:value-type="float" office:value="1001495826.8060467" table:style-name="ce20">
            <text:p><text:s/>1.001.495.826,81<text:s/></text:p>
          </table:table-cell>
          <table:table-cell office:value-type="float" office:value="10542963275.94022" table:style-name="ce20">
            <text:p><text:s/>10.542.963.275,94<text:s/></text:p>
          </table:table-cell>
          <table:table-cell office:value-type="float" office:value="1083071961.6895463" table:style-name="ce20">
            <text:p><text:s/>1.083.071.961,69<text:s/></text:p>
          </table:table-cell>
          <table:table-cell office:value-type="float" office:value="1556351264.2907186" table:style-name="ce20">
            <text:p><text:s/>1.556.351.264,29<text:s/></text:p>
          </table:table-cell>
          <table:table-cell office:value-type="float" office:value="1512438552.7879627" table:style-name="ce20">
            <text:p><text:s/>1.512.438.552,79<text:s/></text:p>
          </table:table-cell>
          <table:table-cell office:value-type="float" office:value="917494295.27790749" table:style-name="ce20">
            <text:p><text:s/>917.494.295,28<text:s/></text:p>
          </table:table-cell>
          <table:table-cell office:value-type="float" office:value="3083941231.9463701" table:style-name="ce20">
            <text:p><text:s/>3.083.941.231,95<text:s/></text:p>
          </table:table-cell>
          <table:table-cell office:value-type="float" office:value="563450688.89454114" table:style-name="ce20">
            <text:p><text:s/>563.450.688,89<text:s/></text:p>
          </table:table-cell>
          <table:table-cell office:value-type="float" office:value="8125103866.5013313" table:style-name="ce20">
            <text:p><text:s/>8.125.103.866,50<text:s/></text:p>
          </table:table-cell>
          <table:table-cell office:value-type="float" office:value="21060497393.968479" table:style-name="ce20">
            <text:p><text:s/>21.060.497.393,97<text:s/></text:p>
          </table:table-cell>
          <table:table-cell office:value-type="float" office:value="801893556.52982569" table:style-name="ce20">
            <text:p><text:s/>801.893.556,53<text:s/></text:p>
          </table:table-cell>
          <table:table-cell office:value-type="float" office:value="457562199.05225551" table:style-name="ce20">
            <text:p><text:s/>457.562.199,05<text:s/></text:p>
          </table:table-cell>
          <table:table-cell office:value-type="float" office:value="148418167.6144762" table:style-name="ce20">
            <text:p><text:s/>148.418.167,61<text:s/></text:p>
          </table:table-cell>
          <table:table-cell office:value-type="float" office:value="7787023031.6394482" table:style-name="ce20">
            <text:p><text:s/>7.787.023.031,64<text:s/></text:p>
          </table:table-cell>
          <table:table-cell office:value-type="float" office:value="8348417657.8508949" table:style-name="ce20">
            <text:p><text:s/>8.348.417.657,85<text:s/></text:p>
          </table:table-cell>
          <table:table-cell office:value-type="float" office:value="536984568.5224849" table:style-name="ce20">
            <text:p><text:s/>536.984.568,52<text:s/></text:p>
          </table:table-cell>
          <table:table-cell office:value-type="float" office:value="63479197681.420807" table:style-name="ce20">
            <text:p><text:s/>63.479.197.681,42<text:s/></text:p>
          </table:table-cell>
          <table:table-cell office:value-type="float" office:value="352812480.14736736" table:style-name="ce20">
            <text:p><text:s/>352.812.480,15<text:s/></text:p>
          </table:table-cell>
          <table:table-cell office:value-type="float" office:value="159064578707.69" table:style-name="ce21">
            <text:p><text:s/>159.064.578.707,69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ário Vieira Cunha</meta:initial-creator>
    <dc:creator>Mario Vieira Cunha</dc:creator>
    <meta:creation-date>2004-03-11T18:47:37Z</meta:creation-date>
    <dc:date>2021-01-13T12:44:58Z</dc:date>
    <meta:print-date>2011-05-12T16:46:54Z</meta:print-date>
    <meta:editing-cycles>44</meta:editing-cycles>
    <meta:editing-duration>PT4572S</meta:editing-duration>
  </office:meta>
</office:document-meta>
</file>